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4.00pt" fo:font-weight="normal" fo:font-family="Arial" style:font-family-asian="Arial" style:font-family-complex="Arial"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Arial" style:font-family-asian="Arial" style:font-family-complex="Arial" fo:background-color="transparent" style:use-window-font-color="true"/>
    </style:style>
    <style:style style:name="T14" style:family="text">
      <style:text-properties fo:font-size="15.00pt" fo:font-weight="bold" fo:font-family="'Times New Roman'" style:font-family-asian="'Times New Roman'" style:font-family-complex="'Times New Roman'" fo:background-color="transparent" style:use-window-font-color="true"/>
    </style:style>
    <style:style style:name="T15" style:family="text">
      <style:text-properties fo:font-size="15.00pt" fo:font-weight="bold"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7.00pt" fo:font-weight="bold" fo:font-family="Arial" style:font-family-asian="Arial" style:font-family-complex="Arial" fo:background-color="transparent" style:use-window-font-color="true"/>
    </style:style>
    <style:style style:name="T18" style:family="text">
      <style:text-properties fo:font-size="17.00pt" fo:font-weight="bold" fo:font-family="Arial" style:font-family-asian="Arial" style:font-family-complex="Arial" fo:background-color="transparent" style:use-window-font-color="true"/>
    </style:style>
    <style:style style:name="T19" style:family="text">
      <style:text-properties fo:font-size="17.00pt" fo:font-weight="bold" fo:font-family="Arial" style:font-family-asian="Arial" style:font-family-complex="Arial" fo:background-color="transparent" style:use-window-font-color="true"/>
    </style:style>
    <style:style style:name="T20" style:family="text">
      <style:text-properties fo:font-size="17.00pt" fo:font-weight="bold" fo:font-family="Arial" style:font-family-asian="Arial" style:font-family-complex="Arial" fo:background-color="transparent" style:use-window-font-color="true"/>
    </style:style>
    <style:style style:name="T21" style:family="text">
      <style:text-properties fo:font-size="17.00pt" fo:font-weight="bold" fo:font-family="Arial" style:font-family-asian="Arial" style:font-family-complex="Arial"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7.00pt" fo:font-weight="bold" fo:font-family="Arial" style:font-family-asian="Arial" style:font-family-complex="Arial" fo:background-color="transparent" style:use-window-font-color="true"/>
    </style:style>
    <style:style style:name="T24" style:family="text">
      <style:text-properties fo:font-size="17.00pt" fo:font-weight="bold" fo:font-family="Arial" style:font-family-asian="Arial" style:font-family-complex="Arial" fo:background-color="transparent" style:use-window-font-color="true"/>
    </style:style>
    <style:style style:name="T25" style:family="text">
      <style:text-properties fo:font-size="17.00pt" fo:font-weight="bold" fo:font-family="Arial" style:font-family-asian="Arial" style:font-family-complex="Arial" fo:background-color="transparent" style:use-window-font-color="true"/>
    </style:style>
    <style:style style:name="T26" style:family="text">
      <style:text-properties fo:font-size="17.00pt" fo:font-weight="bold" fo:font-family="Arial" style:font-family-asian="Arial" style:font-family-complex="Arial" fo:background-color="transparent" style:use-window-font-color="true"/>
    </style:style>
    <style:style style:name="T27" style:family="text">
      <style:text-properties fo:font-size="17.00pt" fo:font-weight="bold" fo:font-family="Arial" style:font-family-asian="Arial" style:font-family-complex="Arial" fo:background-color="transparent" style:use-window-font-color="true"/>
    </style:style>
    <style:style style:name="T28" style:family="text">
      <style:text-properties fo:font-size="17.00pt" fo:font-weight="bold" fo:font-family="Arial" style:font-family-asian="Arial" style:font-family-complex="Arial" fo:background-color="transparent" style:use-window-font-color="true"/>
    </style:style>
    <style:style style:name="T29" style:family="text">
      <style:text-properties fo:font-size="17.00pt" fo:font-weight="bold" fo:font-family="Arial" style:font-family-asian="Arial" style:font-family-complex="Arial" fo:background-color="transparent" style:use-window-font-color="true"/>
    </style:style>
    <style:style style:name="T30" style:family="text">
      <style:text-properties fo:font-size="17.00pt" fo:font-weight="bold" fo:font-family="Arial" style:font-family-asian="Arial" style:font-family-complex="Arial" fo:background-color="transparent" style:use-window-font-color="true"/>
    </style:style>
    <style:style style:name="T31" style:family="text">
      <style:text-properties fo:font-size="17.00pt" fo:font-weight="bold" fo:font-family="Arial" style:font-family-asian="Arial" style:font-family-complex="Arial" fo:background-color="transparent" style:use-window-font-color="true"/>
    </style:style>
    <style:style style:name="T32" style:family="text">
      <style:text-properties fo:font-size="17.00pt" fo:font-weight="bold" fo:font-family="Arial" style:font-family-asian="Arial" style:font-family-complex="Arial" fo:background-color="transparent" style:use-window-font-color="true"/>
    </style:style>
    <style:style style:name="T33" style:family="text">
      <style:text-properties fo:font-size="17.00pt" fo:font-weight="bold"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7.00pt" fo:font-weight="bold"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6.00pt" fo:font-weight="bold"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0" style:family="text">
      <style:text-properties fo:font-size="16.00pt" fo:font-weight="bold" fo:font-family="Arial" style:font-family-asian="Arial" style:font-family-complex="Arial" fo:background-color="transparent" style:use-window-font-color="true"/>
    </style:style>
    <style:style style:name="T41" style:family="text">
      <style:text-properties fo:font-size="16.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6.00pt" fo:font-weight="bold" fo:font-family="Arial" style:font-family-asian="Arial" style:font-family-complex="Arial" fo:background-color="transparent" style:use-window-font-color="true"/>
    </style:style>
    <style:style style:name="T44" style:family="text">
      <style:text-properties fo:font-size="16.00pt" fo:font-weight="normal" fo:font-family="Arial" style:font-family-asian="Arial" style:font-family-complex="Arial" fo:background-color="transparent" style:use-window-font-color="true"/>
    </style:style>
    <style:style style:name="T45" style:family="text">
      <style:text-properties fo:font-size="16.00pt" fo:font-weight="bold" fo:font-family="Arial" style:font-family-asian="Arial" style:font-family-complex="Arial" fo:background-color="transparent" style:use-window-font-color="true"/>
    </style:style>
    <style:style style:name="T46" style:family="text">
      <style:text-properties fo:font-size="16.00pt" fo:font-weight="normal" fo:font-family="Arial" style:font-family-asian="Arial" style:font-family-complex="Arial" fo:background-color="transparent" style:use-window-font-color="true"/>
    </style:style>
    <style:style style:name="T47" style:family="text">
      <style:text-properties fo:font-size="16.00pt" fo:font-weight="bold" fo:font-family="Arial" style:font-family-asian="Arial" style:font-family-complex="Arial" fo:background-color="transparent" style:use-window-font-color="true"/>
    </style:style>
    <style:style style:name="T48" style:family="text">
      <style:text-properties fo:font-size="16.00pt" fo:font-weight="normal" fo:font-family="Arial" style:font-family-asian="Arial" style:font-family-complex="Arial" fo:background-color="transparent" style:use-window-font-color="true"/>
    </style:style>
    <style:style style:name="T49" style:family="text">
      <style:text-properties fo:font-size="16.00pt" fo:font-weight="bold" fo:font-family="Arial" style:font-family-asian="Arial" style:font-family-complex="Arial" fo:background-color="transparent" style:use-window-font-color="true"/>
    </style:style>
    <style:style style:name="T50" style:family="text">
      <style:text-properties fo:font-size="16.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5.00pt" fo:font-weight="bold" fo:font-family="Arial" style:font-family-asian="Arial" style:font-family-complex="Arial" fo:background-color="transparent" style:use-window-font-color="true"/>
    </style:style>
    <style:style style:name="T53" style:family="text">
      <style:text-properties fo:font-size="14.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4.00pt" fo:font-weight="bold" fo:font-family="Arial" style:font-family-asian="Arial" style:font-family-complex="Arial" fo:background-color="transparent" style:use-window-font-color="true"/>
    </style:style>
    <style:style style:name="T56" style:family="text">
      <style:text-properties fo:font-size="12.00pt" fo:font-weight="bold" fo:font-family="Arial" style:font-family-asian="Arial" style:font-family-complex="Arial" fo:background-color="transparent" style:use-window-font-color="true"/>
    </style:style>
    <style:style style:name="T57" style:family="text">
      <style:text-properties fo:font-size="14.00pt" fo:font-weight="bold" fo:font-family="Arial" style:font-family-asian="Arial" style:font-family-complex="Arial" fo:background-color="transparent" style:use-window-font-color="true"/>
    </style:style>
    <style:style style:name="T58" style:family="text">
      <style:text-properties fo:font-size="14.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fo:font-family="Arial" style:font-family-asian="Arial" style:font-family-complex="Arial" fo:background-color="transparent" style:use-window-font-color="true"/>
    </style:style>
    <style:style style:name="T61" style:family="text">
      <style:text-properties fo:font-size="14.00pt" fo:font-weight="bold" fo:font-family="Arial" style:font-family-asian="Arial" style:font-family-complex="Arial" fo:background-color="transparent" style:use-window-font-color="true"/>
    </style:style>
    <style:style style:name="T62" style:family="text">
      <style:text-properties fo:font-size="14.00pt" fo:font-weight="normal" fo:font-family="Arial" style:font-family-asian="Arial" style:font-family-complex="Arial" fo:background-color="transparent" style:use-window-font-color="true"/>
    </style:style>
    <style:style style:name="T63" style:family="text">
      <style:text-properties fo:font-size="14.00pt" fo:font-weight="bold" fo:font-family="Arial" style:font-family-asian="Arial" style:font-family-complex="Arial" fo:background-color="transparent" style:use-window-font-color="true"/>
    </style:style>
    <style:style style:name="T64" style:family="text">
      <style:text-properties fo:font-size="14.00pt" fo:font-weight="bold" fo:font-family="Arial" style:font-family-asian="Arial" style:font-family-complex="Arial" fo:background-color="transparent" style:use-window-font-color="true"/>
    </style:style>
    <style:style style:name="T65" style:family="text">
      <style:text-properties fo:font-size="14.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bold" fo:font-family="Arial" style:font-family-asian="Arial" style:font-family-complex="Arial" fo:background-color="transparent" style:use-window-font-color="true"/>
    </style:style>
    <style:style style:name="T68" style:family="text">
      <style:text-properties fo:font-size="14.00pt" fo:font-weight="normal" fo:font-family="Arial" style:font-family-asian="Arial" style:font-family-complex="Arial" fo:background-color="transparent" style:use-window-font-color="true"/>
    </style:style>
    <style:style style:name="T69" style:family="text">
      <style:text-properties fo:font-size="14.00pt" fo:font-weight="bold" fo:font-family="Arial" style:font-family-asian="Arial" style:font-family-complex="Arial" fo:background-color="transparent" style:use-window-font-color="true"/>
    </style:style>
    <style:style style:name="T70" style:family="text">
      <style:text-properties fo:font-size="14.00pt" fo:font-weight="bold" fo:font-family="Arial" style:font-family-asian="Arial" style:font-family-complex="Arial" fo:background-color="transparent" style:use-window-font-color="true"/>
    </style:style>
    <style:style style:name="T71" style:family="text">
      <style:text-properties fo:font-size="14.00pt" fo:font-weight="normal" fo:font-family="Arial" style:font-family-asian="Arial" style:font-family-complex="Arial" fo:background-color="transparent" style:use-window-font-color="true"/>
    </style:style>
    <style:style style:name="T72" style:family="text">
      <style:text-properties fo:font-size="14.00pt" fo:font-weight="bold" fo:font-family="Arial" style:font-family-asian="Arial" style:font-family-complex="Arial" fo:background-color="transparent" style:use-window-font-color="true"/>
    </style:style>
    <style:style style:name="T73" style:family="text">
      <style:text-properties fo:font-size="14.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style:style>
    <style:style style:name="T76" style:family="text">
      <style:text-properties fo:font-size="14.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bold" fo:font-family="Arial" style:font-family-asian="Arial" style:font-family-complex="Arial" fo:background-color="transparent" style:use-window-font-color="true"/>
    </style:style>
    <style:style style:name="T79" style:family="text">
      <style:text-properties fo:font-size="14.00pt" fo:font-weight="normal" fo:font-family="Arial" style:font-family-asian="Arial" style:font-family-complex="Arial" fo:background-color="transparent" style:use-window-font-color="true"/>
    </style:style>
    <style:style style:name="T80" style:family="text">
      <style:text-properties fo:font-size="14.00pt" fo:font-weight="normal" fo:font-family="Arial" style:font-family-asian="Arial" style:font-family-complex="Arial"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style:style>
    <style:style style:name="T82" style:family="text">
      <style:text-properties fo:font-size="14.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bold" fo:font-family="Arial" style:font-family-asian="Arial" style:font-family-complex="Arial" fo:background-color="transparent" style:use-window-font-color="true"/>
    </style:style>
    <style:style style:name="T85" style:family="text">
      <style:text-properties fo:font-size="14.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bold" fo:font-family="Arial" style:font-family-asian="Arial" style:font-family-complex="Arial" fo:background-color="transparent" style:use-window-font-color="true"/>
    </style:style>
    <style:style style:name="T88" style:family="text">
      <style:text-properties fo:font-size="14.00pt" fo:font-weight="normal" fo:font-family="Arial" style:font-family-asian="Arial" style:font-family-complex="Arial" fo:background-color="transparent" style:use-window-font-color="true"/>
    </style:style>
    <style:style style:name="T89" style:family="text">
      <style:text-properties fo:font-size="14.00pt" fo:font-weight="bold" fo:font-family="Arial" style:font-family-asian="Arial" style:font-family-complex="Arial" fo:background-color="transparent" style:use-window-font-color="true"/>
    </style:style>
    <style:style style:name="T90" style:family="text">
      <style:text-properties fo:font-size="14.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Arial" style:font-family-asian="Arial" style:font-family-complex="Aria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6.00pt" fo:font-weight="bold" fo:font-family="Arial" style:font-family-asian="Arial" style:font-family-complex="Arial" fo:background-color="transparent" style:use-window-font-color="true"/>
    </style:style>
    <style:style style:name="T95" style:family="text">
      <style:text-properties fo:font-size="16.00pt" fo:font-weight="normal" fo:font-family="Arial" style:font-family-asian="Arial" style:font-family-complex="Arial" fo:background-color="transparent" style:use-window-font-color="true"/>
    </style:style>
    <style:style style:name="T96" style:family="text">
      <style:text-properties fo:font-size="16.00pt" fo:font-weight="bold" fo:font-family="Arial" style:font-family-asian="Arial" style:font-family-complex="Arial" fo:background-color="transparent" style:use-window-font-color="true"/>
    </style:style>
    <style:style style:name="T97" style:family="text">
      <style:text-properties fo:font-size="16.00pt" fo:font-weight="normal" fo:font-family="Arial" style:font-family-asian="Arial" style:font-family-complex="Arial" fo:background-color="transparent" style:use-window-font-color="true"/>
    </style:style>
    <style:style style:name="T98" style:family="text">
      <style:text-properties fo:font-size="16.00pt" fo:font-weight="bold" fo:font-family="Arial" style:font-family-asian="Arial" style:font-family-complex="Arial" fo:background-color="transparent" style:use-window-font-color="true"/>
    </style:style>
    <style:style style:name="T99" style:family="text">
      <style:text-properties fo:font-size="16.00pt" fo:font-weight="normal" fo:font-family="Arial" style:font-family-asian="Arial" style:font-family-complex="Arial" fo:background-color="transparent" style:use-window-font-color="true"/>
    </style:style>
    <style:style style:name="T100" style:family="text">
      <style:text-properties fo:font-size="16.00pt" fo:font-weight="bold" fo:font-family="Arial" style:font-family-asian="Arial" style:font-family-complex="Arial" fo:background-color="transparent" style:use-window-font-color="true"/>
    </style:style>
    <style:style style:name="T101" style:family="text">
      <style:text-properties fo:font-size="16.00pt" fo:font-weight="normal" fo:font-family="Arial" style:font-family-asian="Arial" style:font-family-complex="Arial" fo:background-color="transparent" style:use-window-font-color="true"/>
    </style:style>
    <style:style style:name="T102" style:family="text">
      <style:text-properties fo:font-size="16.00pt" fo:font-weight="bold" fo:font-family="Arial" style:font-family-asian="Arial" style:font-family-complex="Arial" fo:background-color="transparent" style:use-window-font-color="true"/>
    </style:style>
    <style:style style:name="T103" style:family="text">
      <style:text-properties fo:font-size="16.00pt" fo:font-weight="normal"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5.00pt" fo:font-weight="bold" fo:font-family="Arial" style:font-family-asian="Arial" style:font-family-complex="Arial" fo:background-color="transparent" style:use-window-font-color="true"/>
    </style:style>
    <style:style style:name="T106" style:family="text">
      <style:text-properties fo:font-size="14.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5.00pt" fo:font-weight="bold" fo:font-family="Arial" style:font-family-asian="Arial" style:font-family-complex="Arial" fo:background-color="transparent" style:use-window-font-color="true"/>
    </style:style>
    <style:style style:name="T109" style:family="text">
      <style:text-properties fo:font-size="15.00pt" fo:font-weight="normal" fo:font-family="Arial" style:font-family-asian="Arial" style:font-family-complex="Arial" fo:background-color="transparent" style:use-window-font-color="true"/>
    </style:style>
    <style:style style:name="T110" style:family="text">
      <style:text-properties fo:font-size="15.00pt" fo:font-weight="bold" fo:font-family="Arial" style:font-family-asian="Arial" style:font-family-complex="Arial" fo:background-color="transparent" style:use-window-font-color="true"/>
    </style:style>
    <style:style style:name="T111" style:family="text">
      <style:text-properties fo:font-size="15.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5.00pt" fo:font-weight="bold" fo:font-family="Arial" style:font-family-asian="Arial" style:font-family-complex="Arial" fo:background-color="transparent" style:use-window-font-color="true"/>
    </style:style>
    <style:style style:name="T114" style:family="text">
      <style:text-properties fo:font-size="15.00pt" fo:font-weight="normal" fo:font-family="Arial" style:font-family-asian="Arial" style:font-family-complex="Arial" fo:background-color="transparent" style:use-window-font-color="true"/>
    </style:style>
    <style:style style:name="T115" style:family="text">
      <style:text-properties fo:font-size="15.00pt" fo:font-weight="bold" fo:font-family="Arial" style:font-family-asian="Arial" style:font-family-complex="Arial" fo:background-color="transparent" style:use-window-font-color="true"/>
    </style:style>
    <style:style style:name="T116" style:family="text">
      <style:text-properties fo:font-size="15.00pt" fo:font-weight="normal" fo:font-family="Arial" style:font-family-asian="Arial" style:font-family-complex="Arial"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5.00pt" fo:font-weight="bold" fo:font-family="Arial" style:font-family-asian="Arial" style:font-family-complex="Arial" fo:background-color="transparent" style:use-window-font-color="true"/>
    </style:style>
    <style:style style:name="T119" style:family="text">
      <style:text-properties fo:font-size="15.00pt" fo:font-weight="normal" fo:font-family="Arial" style:font-family-asian="Arial" style:font-family-complex="Arial" fo:background-color="transparent" style:use-window-font-color="true"/>
    </style:style>
    <style:style style:name="T120" style:family="text">
      <style:text-properties fo:font-size="15.00pt" fo:font-weight="bold" fo:font-family="Arial" style:font-family-asian="Arial" style:font-family-complex="Arial" fo:background-color="transparent" style:use-window-font-color="true"/>
    </style:style>
    <style:style style:name="T121" style:family="text">
      <style:text-properties fo:font-size="15.00pt" fo:font-weight="normal" fo:font-family="Arial" style:font-family-asian="Arial" style:font-family-complex="Aria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5.00pt" fo:font-weight="bold" fo:font-family="Arial" style:font-family-asian="Arial" style:font-family-complex="Arial" fo:background-color="transparent" style:use-window-font-color="true"/>
    </style:style>
    <style:style style:name="T124" style:family="text">
      <style:text-properties fo:font-size="15.00pt" fo:font-weight="normal" fo:font-family="Arial" style:font-family-asian="Arial" style:font-family-complex="Arial" fo:background-color="transparent" style:use-window-font-color="true"/>
    </style:style>
    <style:style style:name="T125" style:family="text">
      <style:text-properties fo:font-size="15.00pt" fo:font-weight="bold" fo:font-family="Arial" style:font-family-asian="Arial" style:font-family-complex="Arial" fo:background-color="transparent" style:use-window-font-color="true"/>
    </style:style>
    <style:style style:name="T126" style:family="text">
      <style:text-properties fo:font-size="15.00pt" fo:font-weight="normal" fo:font-family="Arial" style:font-family-asian="Arial" style:font-family-complex="Arial" fo:background-color="transparent" style:use-window-font-color="true"/>
    </style:style>
    <style:style style:name="T127" style:family="text">
      <style:text-properties fo:font-size="15.00pt" fo:font-weight="bold" fo:font-family="Arial" style:font-family-asian="Arial" style:font-family-complex="Arial" fo:background-color="transparent" style:use-window-font-color="true"/>
    </style:style>
    <style:style style:name="T128" style:family="text">
      <style:text-properties fo:font-size="15.00pt" fo:font-weight="normal" fo:font-family="Arial" style:font-family-asian="Arial" style:font-family-complex="Arial" fo:background-color="transparent" style:use-window-font-color="true"/>
    </style:style>
    <style:style style:name="T129" style:family="text">
      <style:text-properties fo:font-size="15.00pt" fo:font-weight="normal" fo:font-family="Arial" style:font-family-asian="Arial" style:font-family-complex="Arial"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5.00pt" fo:font-weight="bold" fo:font-family="Arial" style:font-family-asian="Arial" style:font-family-complex="Arial" fo:background-color="transparent" style:use-window-font-color="true"/>
    </style:style>
    <style:style style:name="T132" style:family="text">
      <style:text-properties fo:font-size="15.00pt" fo:font-weight="bold" fo:font-family="Arial" style:font-family-asian="Arial" style:font-family-complex="Arial" fo:background-color="transparent" style:use-window-font-color="true"/>
    </style:style>
    <style:style style:name="T133" style:family="text">
      <style:text-properties fo:font-size="15.00pt" fo:font-weight="normal" fo:font-family="Arial" style:font-family-asian="Arial" style:font-family-complex="Aria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5.00pt" fo:font-weight="bold" fo:font-family="Arial" style:font-family-asian="Arial" style:font-family-complex="Arial" fo:background-color="transparent" style:use-window-font-color="true"/>
    </style:style>
    <style:style style:name="T136" style:family="text">
      <style:text-properties fo:font-size="15.00pt" fo:font-weight="normal" fo:font-family="Arial" style:font-family-asian="Arial" style:font-family-complex="Arial" fo:background-color="transparent" style:use-window-font-color="true"/>
    </style:style>
    <style:style style:name="T137" style:family="text">
      <style:text-properties fo:font-size="15.00pt" fo:font-weight="bold" fo:font-family="Arial" style:font-family-asian="Arial" style:font-family-complex="Arial" fo:background-color="transparent" style:use-window-font-color="true"/>
    </style:style>
    <style:style style:name="T138" style:family="text">
      <style:text-properties fo:font-size="15.00pt" fo:font-weight="normal"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5.00pt" fo:font-weight="bold" fo:font-family="Arial" style:font-family-asian="Arial" style:font-family-complex="Arial" fo:background-color="transparent" style:use-window-font-color="true"/>
    </style:style>
    <style:style style:name="T141" style:family="text">
      <style:text-properties fo:font-size="15.00pt" fo:font-weight="normal" fo:font-family="Arial" style:font-family-asian="Arial" style:font-family-complex="Arial" fo:background-color="transparent" style:use-window-font-color="true"/>
    </style:style>
    <style:style style:name="T142" style:family="text">
      <style:text-properties fo:font-size="15.00pt" fo:font-weight="bold" fo:font-family="Arial" style:font-family-asian="Arial" style:font-family-complex="Arial" fo:background-color="transparent" style:use-window-font-color="true"/>
    </style:style>
    <style:style style:name="T143" style:family="text">
      <style:text-properties fo:font-size="15.00pt" fo:font-weight="bold" fo:font-family="Arial" style:font-family-asian="Arial" style:font-family-complex="Arial" fo:background-color="transparent" style:use-window-font-color="true"/>
    </style:style>
    <style:style style:name="T144" style:family="text">
      <style:text-properties fo:font-size="15.00pt" fo:font-weight="normal" fo:font-family="Arial" style:font-family-asian="Arial" style:font-family-complex="Arial"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5.00pt" fo:font-weight="bold" fo:font-family="Arial" style:font-family-asian="Arial" style:font-family-complex="Arial"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6.00pt" fo:font-weight="bold" fo:font-family="Arial" style:font-family-asian="Arial" style:font-family-complex="Arial" fo:background-color="transparent" style:use-window-font-color="true"/>
    </style:style>
    <style:style style:name="T149" style:family="text">
      <style:text-properties fo:font-size="16.00pt" fo:font-weight="normal" fo:font-family="Arial" style:font-family-asian="Arial" style:font-family-complex="Arial" fo:background-color="transparent" style:use-window-font-color="true"/>
    </style:style>
    <style:style style:name="T150" style:family="text">
      <style:text-properties fo:font-size="16.00pt" fo:font-weight="bold" fo:font-family="Arial" style:font-family-asian="Arial" style:font-family-complex="Arial" fo:background-color="transparent" style:use-window-font-color="true"/>
    </style:style>
    <style:style style:name="T151" style:family="text">
      <style:text-properties fo:font-size="16.00pt" fo:font-weight="normal" fo:font-family="Arial" style:font-family-asian="Arial" style:font-family-complex="Arial" fo:background-color="transparent" style:use-window-font-color="true"/>
    </style:style>
    <style:style style:name="T152" style:family="text">
      <style:text-properties fo:font-size="16.00pt" fo:font-weight="bold" fo:font-family="Arial" style:font-family-asian="Arial" style:font-family-complex="Arial" fo:background-color="transparent" style:use-window-font-color="true"/>
    </style:style>
    <style:style style:name="T153" style:family="text">
      <style:text-properties fo:font-size="16.00pt" fo:font-weight="normal" fo:font-family="Arial" style:font-family-asian="Arial" style:font-family-complex="Arial" fo:background-color="transparent" style:use-window-font-color="true"/>
    </style:style>
    <style:style style:name="T154" style:family="text">
      <style:text-properties fo:font-size="16.00pt" fo:font-weight="bold" fo:font-family="Arial" style:font-family-asian="Arial" style:font-family-complex="Arial" fo:background-color="transparent" style:use-window-font-color="true"/>
    </style:style>
    <style:style style:name="T155" style:family="text">
      <style:text-properties fo:font-size="16.00pt" fo:font-weight="normal" fo:font-family="Arial" style:font-family-asian="Arial" style:font-family-complex="Arial"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4.00pt" fo:font-weight="bold" fo:font-family="Arial" style:font-family-asian="Arial" style:font-family-complex="Arial" fo:background-color="transparent" style:use-window-font-color="true"/>
    </style:style>
    <style:style style:name="T158" style:family="text">
      <style:text-properties fo:font-size="14.00pt" fo:font-weight="normal" fo:font-family="Arial" style:font-family-asian="Arial" style:font-family-complex="Arial" fo:background-color="transparent" style:use-window-font-color="true"/>
    </style:style>
    <style:style style:name="T159" style:family="text">
      <style:text-properties fo:font-size="14.00pt" fo:font-weight="normal" fo:font-family="Arial" style:font-family-asian="Arial" style:font-family-complex="Arial" fo:background-color="transparent" style:use-window-font-color="true"/>
    </style:style>
    <style:style style:name="T160" style:family="text">
      <style:text-properties fo:font-size="14.00pt" fo:font-weight="normal" fo:font-family="Arial" style:font-family-asian="Arial" style:font-family-complex="Arial" fo:background-color="transparent" style:use-window-font-color="true"/>
    </style:style>
    <style:style style:name="T161" style:family="text">
      <style:text-properties fo:font-size="14.00pt" fo:font-weight="normal" fo:font-family="Arial" style:font-family-asian="Arial" style:font-family-complex="Arial" fo:background-color="transparent" fo:color="#ff0000"/>
    </style:style>
    <style:style style:name="T162" style:family="text">
      <style:text-properties fo:font-size="14.00pt" fo:font-weight="normal" fo:font-family="Arial" style:font-family-asian="Arial" style:font-family-complex="Arial" fo:background-color="transparent" style:use-window-font-color="true"/>
    </style:style>
    <style:style style:name="T163" style:family="text">
      <style:text-properties fo:font-size="15.00pt" fo:font-weight="normal" fo:font-family="Arial" style:font-family-asian="Arial" style:font-family-complex="Arial" fo:background-color="transparent" style:use-window-font-color="true"/>
    </style:style>
    <style:style style:name="T164" style:family="text">
      <style:text-properties fo:font-size="14.00pt" fo:font-weight="normal" fo:font-family="Arial" style:font-family-asian="Arial" style:font-family-complex="Arial"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4.00pt" fo:font-weight="normal" fo:font-family="Arial" style:font-family-asian="Arial" style:font-family-complex="Arial" fo:background-color="transparent" style:use-window-font-color="true"/>
    </style:style>
    <style:style style:name="T167" style:family="text">
      <style:text-properties fo:font-size="15.00pt" fo:font-weight="bold" fo:font-family="Arial" style:font-family-asian="Arial" style:font-family-complex="Arial" fo:background-color="transparent" style:use-window-font-color="true"/>
    </style:style>
    <style:style style:name="T168" style:family="text">
      <style:text-properties fo:font-size="15.00pt" fo:font-weight="normal" fo:font-family="Arial" style:font-family-asian="Arial" style:font-family-complex="Arial" fo:background-color="transparent" style:use-window-font-color="true"/>
    </style:style>
    <style:style style:name="T169" style:family="text">
      <style:text-properties fo:font-size="15.00pt" fo:font-weight="bold" fo:font-family="Arial" style:font-family-asian="Arial" style:font-family-complex="Arial" fo:background-color="transparent" style:use-window-font-color="true"/>
    </style:style>
    <style:style style:name="T170" style:family="text">
      <style:text-properties fo:font-size="15.00pt" fo:font-weight="normal" fo:font-family="Arial" style:font-family-asian="Arial" style:font-family-complex="Arial"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5.00pt" fo:font-weight="bold" fo:font-family="Arial" style:font-family-asian="Arial" style:font-family-complex="Arial" fo:background-color="transparent" style:use-window-font-color="true"/>
    </style:style>
    <style:style style:name="T173" style:family="text">
      <style:text-properties fo:font-size="15.00pt" fo:font-weight="normal" fo:font-family="Arial" style:font-family-asian="Arial" style:font-family-complex="Arial" fo:background-color="transparent" style:use-window-font-color="true"/>
    </style:style>
    <style:style style:name="T174" style:family="text">
      <style:text-properties fo:font-size="15.00pt" fo:font-weight="bold" fo:font-family="Arial" style:font-family-asian="Arial" style:font-family-complex="Arial" fo:background-color="transparent" style:use-window-font-color="true"/>
    </style:style>
    <style:style style:name="T175" style:family="text">
      <style:text-properties fo:font-size="15.00pt" fo:font-weight="normal" fo:font-family="Arial" style:font-family-asian="Arial" style:font-family-complex="Arial" fo:background-color="transparent" style:use-window-font-color="true"/>
    </style:style>
    <style:style style:name="T176" style:family="text">
      <style:text-properties fo:font-size="15.00pt" fo:font-weight="normal" fo:font-family="Arial" style:font-family-asian="Arial" style:font-family-complex="Arial" fo:background-color="transparent" fo:color="#ff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5.00pt" fo:font-weight="bold" fo:font-family="Arial" style:font-family-asian="Arial" style:font-family-complex="Arial" fo:background-color="transparent" style:use-window-font-color="true"/>
    </style:style>
    <style:style style:name="T179" style:family="text">
      <style:text-properties fo:font-size="15.00pt" fo:font-weight="normal" fo:font-family="Arial" style:font-family-asian="Arial" style:font-family-complex="Arial" fo:background-color="transparent" style:use-window-font-color="true"/>
    </style:style>
    <style:style style:name="T180" style:family="text">
      <style:text-properties fo:font-size="15.00pt" fo:font-weight="bold" fo:font-family="Arial" style:font-family-asian="Arial" style:font-family-complex="Arial" fo:background-color="transparent" style:use-window-font-color="true"/>
    </style:style>
    <style:style style:name="T181" style:family="text">
      <style:text-properties fo:font-size="15.00pt" fo:font-weight="normal" fo:font-family="Arial" style:font-family-asian="Arial" style:font-family-complex="Arial"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5.00pt" fo:font-weight="bold" fo:font-family="Arial" style:font-family-asian="Arial" style:font-family-complex="Arial" fo:background-color="transparent" style:use-window-font-color="true"/>
    </style:style>
    <style:style style:name="T184" style:family="text">
      <style:text-properties fo:font-size="14.00pt" fo:font-weight="bold" fo:font-family="Arial" style:font-family-asian="Arial" style:font-family-complex="Arial" fo:background-color="transparent" style:use-window-font-color="true"/>
    </style:style>
    <style:style style:name="T185" style:family="text">
      <style:text-properties fo:font-size="14.00pt" fo:font-weight="normal" fo:font-family="Arial" style:font-family-asian="Arial" style:font-family-complex="Arial" fo:background-color="transparent" style:use-window-font-color="true"/>
    </style:style>
    <style:style style:name="T186" style:family="text">
      <style:text-properties fo:font-size="14.00pt" fo:font-weight="bold" fo:font-family="Arial" style:font-family-asian="Arial" style:font-family-complex="Arial" fo:background-color="transparent" style:use-window-font-color="true"/>
    </style:style>
    <style:style style:name="T187" style:family="text">
      <style:text-properties fo:font-size="15.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5.00pt" fo:font-weight="bold" fo:font-family="Arial" style:font-family-asian="Arial" style:font-family-complex="Arial" fo:background-color="transparent" style:use-window-font-color="true"/>
    </style:style>
    <style:style style:name="T190" style:family="text">
      <style:text-properties fo:font-size="14.00pt" fo:font-weight="bold" fo:font-family="Arial" style:font-family-asian="Arial" style:font-family-complex="Arial" fo:background-color="transparent" style:use-window-font-color="true"/>
    </style:style>
    <style:style style:name="T191" style:family="text">
      <style:text-properties fo:font-size="14.00pt" fo:font-weight="normal" fo:font-family="Arial" style:font-family-asian="Arial" style:font-family-complex="Arial" fo:background-color="transparent" style:use-window-font-color="true"/>
    </style:style>
    <style:style style:name="T192" style:family="text">
      <style:text-properties fo:font-size="14.00pt" fo:font-weight="bold" fo:font-family="Arial" style:font-family-asian="Arial" style:font-family-complex="Arial" fo:background-color="transparent" style:use-window-font-color="true"/>
    </style:style>
    <style:style style:name="T193" style:family="text">
      <style:text-properties fo:font-size="15.00pt" fo:font-weight="normal" fo:font-family="Arial" style:font-family-asian="Arial" style:font-family-complex="Arial"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5.00pt" fo:font-weight="bold" fo:font-family="Arial" style:font-family-asian="Arial" style:font-family-complex="Arial" fo:background-color="transparent" style:use-window-font-color="true"/>
    </style:style>
    <style:style style:name="T196" style:family="text">
      <style:text-properties fo:font-size="14.00pt" fo:font-weight="bold" fo:font-family="Arial" style:font-family-asian="Arial" style:font-family-complex="Arial" fo:background-color="transparent" style:use-window-font-color="true"/>
    </style:style>
    <style:style style:name="T197" style:family="text">
      <style:text-properties fo:font-size="14.00pt" fo:font-weight="normal" fo:font-family="Arial" style:font-family-asian="Arial" style:font-family-complex="Arial" fo:background-color="transparent" style:use-window-font-color="true"/>
    </style:style>
    <style:style style:name="T198" style:family="text">
      <style:text-properties fo:font-size="14.00pt" fo:font-weight="bold" fo:font-family="Arial" style:font-family-asian="Arial" style:font-family-complex="Arial" fo:background-color="transparent" style:use-window-font-color="true"/>
    </style:style>
    <style:style style:name="T199" style:family="text">
      <style:text-properties fo:font-size="15.00pt" fo:font-weight="normal" fo:font-family="Arial" style:font-family-asian="Arial" style:font-family-complex="Arial"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5.00pt" fo:font-weight="bold" fo:font-family="Arial" style:font-family-asian="Arial" style:font-family-complex="Arial" fo:background-color="transparent" style:use-window-font-color="true"/>
    </style:style>
    <style:style style:name="T202" style:family="text">
      <style:text-properties fo:font-size="14.00pt" fo:font-weight="bold" fo:font-family="Arial" style:font-family-asian="Arial" style:font-family-complex="Arial" fo:background-color="transparent" style:use-window-font-color="true"/>
    </style:style>
    <style:style style:name="T203" style:family="text">
      <style:text-properties fo:font-size="14.00pt" fo:font-weight="normal" fo:font-family="Arial" style:font-family-asian="Arial" style:font-family-complex="Arial" fo:background-color="transparent" style:use-window-font-color="true"/>
    </style:style>
    <style:style style:name="T204" style:family="text">
      <style:text-properties fo:font-size="15.00pt" fo:font-weight="bold" fo:font-family="Arial" style:font-family-asian="Arial" style:font-family-complex="Arial" fo:background-color="transparent" style:use-window-font-color="true"/>
    </style:style>
    <style:style style:name="T205" style:family="text">
      <style:text-properties fo:font-size="14.00pt" fo:font-weight="normal" fo:font-family="Arial" style:font-family-asian="Arial" style:font-family-complex="Arial"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5.00pt" fo:font-weight="bold" fo:font-family="Arial" style:font-family-asian="Arial" style:font-family-complex="Arial" fo:background-color="transparent" style:use-window-font-color="true"/>
    </style:style>
    <style:style style:name="T208" style:family="text">
      <style:text-properties fo:font-size="14.00pt" fo:font-weight="bold" fo:font-family="Arial" style:font-family-asian="Arial" style:font-family-complex="Arial" fo:background-color="transparent" style:use-window-font-color="true"/>
    </style:style>
    <style:style style:name="T209" style:family="text">
      <style:text-properties fo:font-size="14.00pt" fo:font-weight="normal" fo:font-family="Arial" style:font-family-asian="Arial" style:font-family-complex="Arial" fo:background-color="transparent" style:use-window-font-color="true"/>
    </style:style>
    <style:style style:name="T210" style:family="text">
      <style:text-properties fo:font-size="15.00pt" fo:font-weight="bold" fo:font-family="Arial" style:font-family-asian="Arial" style:font-family-complex="Arial" fo:background-color="transparent" style:use-window-font-color="true"/>
    </style:style>
    <style:style style:name="T211" style:family="text">
      <style:text-properties fo:font-size="14.00pt" fo:font-weight="bold" fo:font-family="Arial" style:font-family-asian="Arial" style:font-family-complex="Arial" fo:background-color="transparent" style:use-window-font-color="true"/>
    </style:style>
    <style:style style:name="T212" style:family="text">
      <style:text-properties fo:font-size="15.00pt" fo:font-weight="normal" fo:font-family="Arial" style:font-family-asian="Arial" style:font-family-complex="Arial" fo:background-color="transparent" style:use-window-font-color="true"/>
    </style:style>
    <style:style style:name="T213" style:family="text">
      <style:text-properties fo:font-size="15.00pt" fo:font-weight="normal" fo:font-family="Arial" style:font-family-asian="Arial" style:font-family-complex="Arial"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5.00pt" fo:font-weight="bold" fo:font-family="Arial" style:font-family-asian="Arial" style:font-family-complex="Arial" fo:background-color="transparent" style:use-window-font-color="true"/>
    </style:style>
    <style:style style:name="T216" style:family="text">
      <style:text-properties fo:font-size="14.00pt" fo:font-weight="bold" fo:font-family="Arial" style:font-family-asian="Arial" style:font-family-complex="Arial" fo:background-color="transparent" style:use-window-font-color="true"/>
    </style:style>
    <style:style style:name="T217" style:family="text">
      <style:text-properties fo:font-size="14.00pt" fo:font-weight="normal" fo:font-family="Arial" style:font-family-asian="Arial" style:font-family-complex="Arial" fo:background-color="transparent" style:use-window-font-color="true"/>
    </style:style>
    <style:style style:name="T218" style:family="text">
      <style:text-properties fo:font-size="14.00pt" fo:font-weight="bold" fo:font-family="Arial" style:font-family-asian="Arial" style:font-family-complex="Arial" fo:background-color="transparent" style:use-window-font-color="true"/>
    </style:style>
    <style:style style:name="T219" style:family="text">
      <style:text-properties fo:font-size="15.00pt" fo:font-weight="normal" fo:font-family="Arial" style:font-family-asian="Arial" style:font-family-complex="Arial"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5.00pt" fo:font-weight="bold" fo:font-family="Arial" style:font-family-asian="Arial" style:font-family-complex="Arial" fo:background-color="transparent" style:use-window-font-color="true"/>
    </style:style>
    <style:style style:name="T222" style:family="text">
      <style:text-properties fo:font-size="14.00pt" fo:font-weight="bold" fo:font-family="Arial" style:font-family-asian="Arial" style:font-family-complex="Arial" fo:background-color="transparent" style:use-window-font-color="true"/>
    </style:style>
    <style:style style:name="T223" style:family="text">
      <style:text-properties fo:font-size="14.00pt" fo:font-weight="normal" fo:font-family="Arial" style:font-family-asian="Arial" style:font-family-complex="Arial" fo:background-color="transparent" style:use-window-font-color="true"/>
    </style:style>
    <style:style style:name="T224" style:family="text">
      <style:text-properties fo:font-size="14.00pt" fo:font-weight="bold" fo:font-family="Arial" style:font-family-asian="Arial" style:font-family-complex="Arial" fo:background-color="transparent" style:use-window-font-color="true"/>
    </style:style>
    <style:style style:name="T225" style:family="text">
      <style:text-properties fo:font-size="14.00pt" fo:font-weight="normal"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Arial" style:font-family-asian="Arial" style:font-family-complex="Arial"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0" style:family="text">
      <style:text-properties fo:font-size="16.00pt" fo:font-weight="bold" fo:font-family="Arial" style:font-family-asian="Arial" style:font-family-complex="Arial" fo:background-color="transparent" style:use-window-font-color="true"/>
    </style:style>
    <style:style style:name="T231" style:family="text">
      <style:text-properties fo:font-size="16.00pt" fo:font-weight="normal" fo:font-family="Arial" style:font-family-asian="Arial" style:font-family-complex="Arial"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6.00pt" fo:font-weight="bold" fo:font-family="Arial" style:font-family-asian="Arial" style:font-family-complex="Arial" fo:background-color="transparent" style:use-window-font-color="true"/>
    </style:style>
    <style:style style:name="T234" style:family="text">
      <style:text-properties fo:font-size="16.00pt" fo:font-weight="normal" fo:font-family="Arial" style:font-family-asian="Arial" style:font-family-complex="Arial" fo:background-color="transparent" style:use-window-font-color="true"/>
    </style:style>
    <style:style style:name="T235" style:family="text">
      <style:text-properties fo:font-size="16.00pt" fo:font-weight="bold" fo:font-family="Arial" style:font-family-asian="Arial" style:font-family-complex="Arial" fo:background-color="transparent" style:use-window-font-color="true"/>
    </style:style>
    <style:style style:name="T236" style:family="text">
      <style:text-properties fo:font-size="16.00pt" fo:font-weight="normal" fo:font-family="Arial" style:font-family-asian="Arial" style:font-family-complex="Arial" fo:background-color="transparent" style:use-window-font-color="true"/>
    </style:style>
    <style:style style:name="T237" style:family="text">
      <style:text-properties fo:font-size="16.00pt" fo:font-weight="bold" fo:font-family="Arial" style:font-family-asian="Arial" style:font-family-complex="Arial" fo:background-color="transparent" style:use-window-font-color="true"/>
    </style:style>
    <style:style style:name="T238" style:family="text">
      <style:text-properties fo:font-size="16.00pt" fo:font-weight="normal" fo:font-family="Arial" style:font-family-asian="Arial" style:font-family-complex="Arial" fo:background-color="transparent" style:use-window-font-color="true"/>
    </style:style>
    <style:style style:name="T239" style:family="text">
      <style:text-properties fo:font-size="16.00pt" fo:font-weight="bold" fo:font-family="Arial" style:font-family-asian="Arial" style:font-family-complex="Arial" fo:background-color="transparent" style:use-window-font-color="true"/>
    </style:style>
    <style:style style:name="T240" style:family="text">
      <style:text-properties fo:font-size="16.00pt" fo:font-weight="normal" fo:font-family="Arial" style:font-family-asian="Arial" style:font-family-complex="Arial"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Arial" style:font-family-asian="Arial" style:font-family-complex="Arial" fo:background-color="transparent" style:use-window-font-color="true"/>
    </style:style>
    <style:style style:name="T243" style:family="text">
      <style:text-properties fo:font-size="14.00pt" fo:font-weight="normal" fo:font-family="Arial" style:font-family-asian="Arial" style:font-family-complex="Arial" fo:background-color="transparent" style:use-window-font-color="true"/>
    </style:style>
    <style:style style:name="T244" style:family="text">
      <style:text-properties fo:font-size="14.00pt" fo:font-weight="normal" fo:font-family="Arial" style:font-family-asian="Arial" style:font-family-complex="Arial" fo:background-color="transparent" fo:color="#ff0000"/>
    </style:style>
    <style:style style:name="T245" style:family="text">
      <style:text-properties fo:font-size="14.00pt" fo:font-weight="normal" fo:font-family="Arial" style:font-family-asian="Arial" style:font-family-complex="Arial" fo:background-color="transparent" style:use-window-font-color="true"/>
    </style:style>
    <style:style style:name="T246" style:family="text">
      <style:text-properties fo:font-size="14.00pt" fo:font-weight="normal" fo:font-family="Arial" style:font-family-asian="Arial" style:font-family-complex="Arial" fo:background-color="transparent" style:use-window-font-color="true"/>
    </style:style>
    <style:style style:name="T247" style:family="text">
      <style:text-properties fo:font-size="15.00pt" fo:font-weight="bold" fo:font-family="Arial" style:font-family-asian="Arial" style:font-family-complex="Arial" fo:background-color="transparent" style:use-window-font-color="true"/>
    </style:style>
    <style:style style:name="T248" style:family="text">
      <style:text-properties fo:font-size="15.00pt" fo:font-weight="normal" fo:font-family="Arial" style:font-family-asian="Arial" style:font-family-complex="Arial" fo:background-color="transparent" style:use-window-font-color="true"/>
    </style:style>
    <style:style style:name="T249" style:family="text">
      <style:text-properties fo:font-size="15.00pt" fo:font-weight="bold" fo:font-family="Arial" style:font-family-asian="Arial" style:font-family-complex="Arial" fo:background-color="transparent" style:use-window-font-color="true"/>
    </style:style>
    <style:style style:name="T250" style:family="text">
      <style:text-properties fo:font-size="15.00pt" fo:font-weight="normal" fo:font-family="Arial" style:font-family-asian="Arial" style:font-family-complex="Arial" fo:background-color="transparent" style:use-window-font-color="true"/>
    </style:style>
    <style:style style:name="T251" style:family="text">
      <style:text-properties fo:font-size="15.00pt" fo:font-weight="bold"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5.00pt" fo:font-weight="bold" fo:font-family="Arial" style:font-family-asian="Arial" style:font-family-complex="Arial" fo:background-color="transparent" style:use-window-font-color="true"/>
    </style:style>
    <style:style style:name="T254" style:family="text">
      <style:text-properties fo:font-size="14.00pt" fo:font-weight="normal" fo:font-family="Arial" style:font-family-asian="Arial" style:font-family-complex="Arial" fo:background-color="transparent" style:use-window-font-color="true"/>
    </style:style>
    <style:style style:name="T255" style:family="text">
      <style:text-properties fo:font-size="14.00pt" fo:font-weight="bold" fo:font-family="Arial" style:font-family-asian="Arial" style:font-family-complex="Arial" fo:background-color="transparent" style:use-window-font-color="true"/>
    </style:style>
    <style:style style:name="T256" style:family="text">
      <style:text-properties fo:font-size="14.00pt" fo:font-weight="normal" fo:font-family="Arial" style:font-family-asian="Arial" style:font-family-complex="Arial" fo:background-color="transparent" style:use-window-font-color="true"/>
    </style:style>
    <style:style style:name="T257" style:family="text">
      <style:text-properties fo:font-size="14.00pt" fo:font-weight="normal" fo:font-family="Arial" style:font-family-asian="Arial" style:font-family-complex="Arial" fo:background-color="transparent" style:use-window-font-color="true"/>
    </style:style>
    <style:style style:name="T258" style:family="text">
      <style:text-properties fo:font-size="15.00pt" fo:font-weight="bold" fo:font-family="Arial" style:font-family-asian="Arial" style:font-family-complex="Arial" fo:background-color="transparent" style:use-window-font-color="true"/>
    </style:style>
    <style:style style:name="T259" style:family="text">
      <style:text-properties fo:font-size="14.00pt" fo:font-weight="normal" fo:font-family="Arial" style:font-family-asian="Arial" style:font-family-complex="Arial" fo:background-color="transparent" style:use-window-font-color="true"/>
    </style:style>
    <style:style style:name="T260" style:family="text">
      <style:text-properties fo:font-size="14.00pt" fo:font-weight="bold" fo:font-family="Arial" style:font-family-asian="Arial" style:font-family-complex="Arial" fo:background-color="transparent" style:use-window-font-color="true"/>
    </style:style>
    <style:style style:name="T261" style:family="text">
      <style:text-properties fo:font-size="14.00pt" fo:font-weight="normal" fo:font-family="Arial" style:font-family-asian="Arial" style:font-family-complex="Arial"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Arial" style:font-family-asian="Arial" style:font-family-complex="Arial" fo:background-color="transparent" style:use-window-font-color="true"/>
    </style:style>
    <style:style style:name="T264" style:family="text">
      <style:text-properties fo:font-size="14.00pt" fo:font-weight="normal" fo:font-family="Arial" style:font-family-asian="Arial" style:font-family-complex="Arial" fo:background-color="transparent" style:use-window-font-color="true"/>
    </style:style>
    <style:style style:name="T265" style:family="text">
      <style:text-properties fo:font-size="14.00pt" fo:font-weight="bold" fo:font-family="Arial" style:font-family-asian="Arial" style:font-family-complex="Arial" fo:background-color="transparent" style:use-window-font-color="true"/>
    </style:style>
    <style:style style:name="T266" style:family="text">
      <style:text-properties fo:font-size="14.00pt" fo:font-weight="normal" fo:font-family="Arial" style:font-family-asian="Arial" style:font-family-complex="Arial"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4.00pt" fo:font-weight="normal" fo:font-family="Arial" style:font-family-asian="Arial" style:font-family-complex="Arial"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5.00pt" fo:font-weight="bold" fo:font-family="Arial" style:font-family-asian="Arial" style:font-family-complex="Arial"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6.00pt" fo:font-weight="bold" fo:font-family="Arial" style:font-family-asian="Arial" style:font-family-complex="Arial" fo:background-color="transparent" style:use-window-font-color="true"/>
    </style:style>
    <style:style style:name="T273" style:family="text">
      <style:text-properties fo:font-size="16.00pt" fo:font-weight="normal" fo:font-family="Arial" style:font-family-asian="Arial" style:font-family-complex="Arial" fo:background-color="transparent" style:use-window-font-color="true"/>
    </style:style>
    <style:style style:name="T274" style:family="text">
      <style:text-properties fo:font-size="16.00pt" fo:font-weight="bold" fo:font-family="Arial" style:font-family-asian="Arial" style:font-family-complex="Arial" fo:background-color="transparent" style:use-window-font-color="true"/>
    </style:style>
    <style:style style:name="T275" style:family="text">
      <style:text-properties fo:font-size="16.00pt" fo:font-weight="normal" fo:font-family="Arial" style:font-family-asian="Arial" style:font-family-complex="Arial" fo:background-color="transparent" style:use-window-font-color="true"/>
    </style:style>
    <style:style style:name="T276" style:family="text">
      <style:text-properties fo:font-size="16.00pt" fo:font-weight="bold" fo:font-family="Arial" style:font-family-asian="Arial" style:font-family-complex="Arial" fo:background-color="transparent" style:use-window-font-color="true"/>
    </style:style>
    <style:style style:name="T277" style:family="text">
      <style:text-properties fo:font-size="16.00pt" fo:font-weight="normal" fo:font-family="Arial" style:font-family-asian="Arial" style:font-family-complex="Arial" fo:background-color="transparent" style:use-window-font-color="true"/>
    </style:style>
    <style:style style:name="T278" style:family="text">
      <style:text-properties fo:font-size="16.00pt" fo:font-weight="bold" fo:font-family="Arial" style:font-family-asian="Arial" style:font-family-complex="Arial" fo:background-color="transparent" style:use-window-font-color="true"/>
    </style:style>
    <style:style style:name="T279" style:family="text">
      <style:text-properties fo:font-size="16.00pt" fo:font-weight="normal" fo:font-family="Arial" style:font-family-asian="Arial" style:font-family-complex="Arial" fo:background-color="transparent" style:use-window-font-color="true"/>
    </style:style>
    <style:style style:name="T280" style:family="text">
      <style:text-properties fo:font-size="14.00pt" fo:font-weight="normal" fo:font-family="Arial" style:font-family-asian="Arial" style:font-family-complex="Arial" fo:background-color="transparent" style:use-window-font-color="true"/>
    </style:style>
    <style:style style:name="T281" style:family="text">
      <style:text-properties fo:font-size="14.00pt" fo:font-weight="bold" fo:font-family="Arial" style:font-family-asian="Arial" style:font-family-complex="Arial" fo:background-color="transparent" style:use-window-font-color="true"/>
    </style:style>
    <style:style style:name="T282" style:family="text">
      <style:text-properties fo:font-size="14.00pt" fo:font-weight="normal" fo:font-family="Arial" style:font-family-asian="Arial" style:font-family-complex="Arial"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4.00pt" fo:font-weight="bold" fo:font-family="Arial" style:font-family-asian="Arial" style:font-family-complex="Arial" fo:background-color="transparent" style:use-window-font-color="true"/>
    </style:style>
    <style:style style:name="T285" style:family="text">
      <style:text-properties fo:font-size="14.00pt" fo:font-weight="normal" fo:font-family="Arial" style:font-family-asian="Arial" style:font-family-complex="Arial" fo:background-color="transparent" style:use-window-font-color="true"/>
    </style:style>
    <style:style style:name="T286" style:family="text">
      <style:text-properties fo:font-size="15.00pt" fo:font-weight="bold" fo:font-family="Arial" style:font-family-asian="Arial" style:font-family-complex="Arial" fo:background-color="transparent" style:use-window-font-color="true"/>
    </style:style>
    <style:style style:name="T287" style:family="text">
      <style:text-properties fo:font-size="14.00pt" fo:font-weight="normal" fo:font-family="Arial" style:font-family-asian="Arial" style:font-family-complex="Arial" fo:background-color="transparent" style:use-window-font-color="true"/>
    </style:style>
    <style:style style:name="T288" style:family="text">
      <style:text-properties fo:font-size="14.00pt" fo:font-weight="normal" fo:font-family="Arial" style:font-family-asian="Arial" style:font-family-complex="Arial" fo:background-color="transparent" style:use-window-font-color="true"/>
    </style:style>
    <style:style style:name="T289" style:family="text">
      <style:text-properties fo:font-size="14.00pt" fo:font-weight="bold" fo:font-family="Arial" style:font-family-asian="Arial" style:font-family-complex="Arial" fo:background-color="transparent" style:use-window-font-color="true"/>
    </style:style>
    <style:style style:name="T290" style:family="text">
      <style:text-properties fo:font-size="14.00pt" fo:font-weight="normal" fo:font-family="Arial" style:font-family-asian="Arial" style:font-family-complex="Arial" fo:background-color="transparent" style:use-window-font-color="true"/>
    </style:style>
    <style:style style:name="T291" style:family="text">
      <style:text-properties fo:font-size="14.00pt" fo:font-weight="bold" fo:font-family="Arial" style:font-family-asian="Arial" style:font-family-complex="Arial" fo:background-color="transparent" style:use-window-font-color="true"/>
    </style:style>
    <style:style style:name="T292" style:family="text">
      <style:text-properties fo:font-size="14.00pt" fo:font-weight="normal" fo:font-family="Arial" style:font-family-asian="Arial" style:font-family-complex="Arial"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4.00pt" fo:font-weight="bold" fo:font-family="Arial" style:font-family-asian="Arial" style:font-family-complex="Arial" fo:background-color="transparent" style:use-window-font-color="true"/>
    </style:style>
    <style:style style:name="T295" style:family="text">
      <style:text-properties fo:font-size="14.00pt" fo:font-weight="normal" fo:font-family="Arial" style:font-family-asian="Arial" style:font-family-complex="Arial" fo:background-color="transparent" style:use-window-font-color="true"/>
    </style:style>
    <style:style style:name="T296" style:family="text">
      <style:text-properties fo:font-size="14.00pt" fo:font-weight="bold" fo:font-family="Arial" style:font-family-asian="Arial" style:font-family-complex="Arial" fo:background-color="transparent" style:use-window-font-color="true"/>
    </style:style>
    <style:style style:name="T297" style:family="text">
      <style:text-properties fo:font-size="14.00pt" fo:font-weight="normal" fo:font-family="Arial" style:font-family-asian="Arial" style:font-family-complex="Arial" fo:background-color="transparent" style:use-window-font-color="true"/>
    </style:style>
    <style:style style:name="T298" style:family="text">
      <style:text-properties fo:font-size="14.00pt" fo:font-weight="bold" fo:font-family="Arial" style:font-family-asian="Arial" style:font-family-complex="Arial" fo:background-color="transparent" style:use-window-font-color="true"/>
    </style:style>
    <style:style style:name="T299" style:family="text">
      <style:text-properties fo:font-size="14.00pt" fo:font-weight="normal" fo:font-family="Arial" style:font-family-asian="Arial" style:font-family-complex="Arial" fo:background-color="transparent" style:use-window-font-color="true"/>
    </style:style>
    <style:style style:name="T300" style:family="text">
      <style:text-properties fo:font-size="14.00pt" fo:font-weight="normal" fo:font-family="Arial" style:font-family-asian="Arial" style:font-family-complex="Arial"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5.00pt" fo:font-weight="bold" fo:font-family="Arial" style:font-family-asian="Arial" style:font-family-complex="Arial"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6.00pt" fo:font-weight="bold" fo:font-family="Arial" style:font-family-asian="Arial" style:font-family-complex="Arial" fo:background-color="transparent" style:use-window-font-color="true"/>
    </style:style>
    <style:style style:name="T305" style:family="text">
      <style:text-properties fo:font-size="16.00pt" fo:font-weight="normal" fo:font-family="Arial" style:font-family-asian="Arial" style:font-family-complex="Arial" fo:background-color="transparent" style:use-window-font-color="true"/>
    </style:style>
    <style:style style:name="T306" style:family="text">
      <style:text-properties fo:font-size="16.00pt" fo:font-weight="bold" fo:font-family="Arial" style:font-family-asian="Arial" style:font-family-complex="Arial" fo:background-color="transparent" style:use-window-font-color="true"/>
    </style:style>
    <style:style style:name="T307" style:family="text">
      <style:text-properties fo:font-size="16.00pt" fo:font-weight="normal" fo:font-family="Arial" style:font-family-asian="Arial" style:font-family-complex="Arial" fo:background-color="transparent" style:use-window-font-color="true"/>
    </style:style>
    <style:style style:name="T308" style:family="text">
      <style:text-properties fo:font-size="16.00pt" fo:font-weight="bold" fo:font-family="Arial" style:font-family-asian="Arial" style:font-family-complex="Arial" fo:background-color="transparent" style:use-window-font-color="true"/>
    </style:style>
    <style:style style:name="T309" style:family="text">
      <style:text-properties fo:font-size="16.00pt" fo:font-weight="normal" fo:font-family="Arial" style:font-family-asian="Arial" style:font-family-complex="Arial" fo:background-color="transparent" style:use-window-font-color="true"/>
    </style:style>
    <style:style style:name="T310" style:family="text">
      <style:text-properties fo:font-size="16.00pt" fo:font-weight="bold" fo:font-family="Arial" style:font-family-asian="Arial" style:font-family-complex="Arial" fo:background-color="transparent" style:use-window-font-color="true"/>
    </style:style>
    <style:style style:name="T311" style:family="text">
      <style:text-properties fo:font-size="16.00pt" fo:font-weight="normal" fo:font-family="Arial" style:font-family-asian="Arial" style:font-family-complex="Arial" fo:background-color="transparent" style:use-window-font-color="true"/>
    </style:style>
    <style:style style:name="T312" style:family="text">
      <style:text-properties fo:font-size="14.00pt" fo:font-weight="bold" fo:font-family="Arial" style:font-family-asian="Arial" style:font-family-complex="Arial" fo:background-color="transparent" style:use-window-font-color="true"/>
    </style:style>
    <style:style style:name="T313" style:family="text">
      <style:text-properties fo:font-size="14.00pt" fo:font-weight="normal" fo:font-family="Arial" style:font-family-asian="Arial" style:font-family-complex="Arial" fo:background-color="transparent" style:use-window-font-color="true"/>
    </style:style>
    <style:style style:name="T314" style:family="text">
      <style:text-properties fo:font-size="14.00pt" fo:font-weight="normal" fo:font-family="Arial" style:font-family-asian="Arial" style:font-family-complex="Arial" fo:background-color="transparent" fo:color="#ff0000"/>
    </style:style>
    <style:style style:name="T315" style:family="text">
      <style:text-properties fo:font-size="14.00pt" fo:font-weight="normal" fo:font-family="Arial" style:font-family-asian="Arial" style:font-family-complex="Arial"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4.00pt" fo:font-weight="bold" fo:font-family="Arial" style:font-family-asian="Arial" style:font-family-complex="Arial" fo:background-color="transparent" style:use-window-font-color="true"/>
    </style:style>
    <style:style style:name="T318" style:family="text">
      <style:text-properties fo:font-size="14.00pt" fo:font-weight="normal" fo:font-family="Arial" style:font-family-asian="Arial" style:font-family-complex="Arial" fo:background-color="transparent" style:use-window-font-color="true"/>
    </style:style>
    <style:style style:name="T319" style:family="text">
      <style:text-properties fo:font-size="15.00pt" fo:font-weight="bold" fo:font-family="Arial" style:font-family-asian="Arial" style:font-family-complex="Arial" fo:background-color="transparent" style:use-window-font-color="true"/>
    </style:style>
    <style:style style:name="T320" style:family="text">
      <style:text-properties fo:font-size="14.00pt" fo:font-weight="normal" fo:font-family="Arial" style:font-family-asian="Arial" style:font-family-complex="Arial" fo:background-color="transparent" style:use-window-font-color="true"/>
    </style:style>
    <style:style style:name="T321" style:family="text">
      <style:text-properties fo:font-size="14.00pt" fo:font-weight="normal" fo:font-family="Arial" style:font-family-asian="Arial" style:font-family-complex="Arial" fo:background-color="transparent" style:use-window-font-color="true"/>
    </style:style>
    <style:style style:name="T322" style:family="text">
      <style:text-properties fo:font-size="14.00pt" fo:font-weight="bold" fo:font-family="Arial" style:font-family-asian="Arial" style:font-family-complex="Arial" fo:background-color="transparent" style:use-window-font-color="true"/>
    </style:style>
    <style:style style:name="T323" style:family="text">
      <style:text-properties fo:font-size="14.00pt" fo:font-weight="normal" fo:font-family="Arial" style:font-family-asian="Arial" style:font-family-complex="Arial" fo:background-color="transparent" style:use-window-font-color="true"/>
    </style:style>
    <style:style style:name="T324" style:family="text">
      <style:text-properties fo:font-size="15.00pt" fo:font-weight="bold" fo:font-family="Arial" style:font-family-asian="Arial" style:font-family-complex="Arial" fo:background-color="transparent" style:use-window-font-color="true"/>
    </style:style>
    <style:style style:name="T325" style:family="text">
      <style:text-properties fo:font-size="14.00pt" fo:font-weight="normal" fo:font-family="Arial" style:font-family-asian="Arial" style:font-family-complex="Arial" fo:background-color="transparent" style:use-window-font-color="true"/>
    </style:style>
    <style:style style:name="T326" style:family="text">
      <style:text-properties fo:font-size="14.00pt" fo:font-weight="normal" fo:font-family="Arial" style:font-family-asian="Arial" style:font-family-complex="Arial" fo:background-color="transparent" style:use-window-font-color="true"/>
    </style:style>
    <style:style style:name="T327" style:family="text">
      <style:text-properties fo:font-size="14.00pt" fo:font-weight="normal" fo:font-family="Arial" style:font-family-asian="Arial" style:font-family-complex="Arial" fo:background-color="transparent" style:use-window-font-color="true"/>
    </style:style>
    <style:style style:name="T328" style:family="text">
      <style:text-properties fo:font-size="14.00pt" fo:font-weight="normal" fo:font-family="Arial" style:font-family-asian="Arial" style:font-family-complex="Arial"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4.00pt" fo:font-weight="bold" fo:font-family="Arial" style:font-family-asian="Arial" style:font-family-complex="Arial" fo:background-color="transparent" style:use-window-font-color="true"/>
    </style:style>
    <style:style style:name="T331" style:family="text">
      <style:text-properties fo:font-size="14.00pt" fo:font-weight="normal" fo:font-family="Arial" style:font-family-asian="Arial" style:font-family-complex="Arial" fo:background-color="transparent" style:use-window-font-color="true"/>
    </style:style>
    <style:style style:name="T332" style:family="text">
      <style:text-properties fo:font-size="15.00pt" fo:font-weight="bold" fo:font-family="Arial" style:font-family-asian="Arial" style:font-family-complex="Arial" fo:background-color="transparent" style:use-window-font-color="true"/>
    </style:style>
    <style:style style:name="T333" style:family="text">
      <style:text-properties fo:font-size="14.00pt" fo:font-weight="normal" fo:font-family="Arial" style:font-family-asian="Arial" style:font-family-complex="Arial" fo:background-color="transparent" style:use-window-font-color="true"/>
    </style:style>
    <style:style style:name="T334" style:family="text">
      <style:text-properties fo:font-size="14.00pt" fo:font-weight="normal" fo:font-family="Arial" style:font-family-asian="Arial" style:font-family-complex="Arial"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4.00pt" fo:font-weight="bold" fo:font-family="Arial" style:font-family-asian="Arial" style:font-family-complex="Arial" fo:background-color="transparent" style:use-window-font-color="true"/>
    </style:style>
    <style:style style:name="T337" style:family="text">
      <style:text-properties fo:font-size="14.00pt" fo:font-weight="normal" fo:font-family="Arial" style:font-family-asian="Arial" style:font-family-complex="Arial" fo:background-color="transparent" style:use-window-font-color="true"/>
    </style:style>
    <style:style style:name="T338" style:family="text">
      <style:text-properties fo:font-size="15.00pt" fo:font-weight="bold" fo:font-family="Arial" style:font-family-asian="Arial" style:font-family-complex="Arial" fo:background-color="transparent" style:use-window-font-color="true"/>
    </style:style>
    <style:style style:name="T339" style:family="text">
      <style:text-properties fo:font-size="14.00pt" fo:font-weight="normal" fo:font-family="Arial" style:font-family-asian="Arial" style:font-family-complex="Arial" fo:background-color="transparent" style:use-window-font-color="true"/>
    </style:style>
    <style:style style:name="T340" style:family="text">
      <style:text-properties fo:font-size="14.00pt" fo:font-weight="normal" fo:font-family="Arial" style:font-family-asian="Arial" style:font-family-complex="Arial"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5.00pt" fo:font-weight="bold" fo:font-family="Arial" style:font-family-asian="Arial" style:font-family-complex="Arial"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6.00pt" fo:font-weight="bold" fo:font-family="Arial" style:font-family-asian="Arial" style:font-family-complex="Arial" fo:background-color="transparent" style:use-window-font-color="true"/>
    </style:style>
    <style:style style:name="T345" style:family="text">
      <style:text-properties fo:font-size="16.00pt" fo:font-weight="normal" fo:font-family="Arial" style:font-family-asian="Arial" style:font-family-complex="Arial" fo:background-color="transparent" style:use-window-font-color="true"/>
    </style:style>
    <style:style style:name="T346" style:family="text">
      <style:text-properties fo:font-size="16.00pt" fo:font-weight="bold" fo:font-family="Arial" style:font-family-asian="Arial" style:font-family-complex="Arial" fo:background-color="transparent" style:use-window-font-color="true"/>
    </style:style>
    <style:style style:name="T347" style:family="text">
      <style:text-properties fo:font-size="16.00pt" fo:font-weight="normal" fo:font-family="Arial" style:font-family-asian="Arial" style:font-family-complex="Arial" fo:background-color="transparent" style:use-window-font-color="true"/>
    </style:style>
    <style:style style:name="T348" style:family="text">
      <style:text-properties fo:font-size="16.00pt" fo:font-weight="bold" fo:font-family="Arial" style:font-family-asian="Arial" style:font-family-complex="Arial" fo:background-color="transparent" style:use-window-font-color="true"/>
    </style:style>
    <style:style style:name="T349" style:family="text">
      <style:text-properties fo:font-size="16.00pt" fo:font-weight="normal" fo:font-family="Arial" style:font-family-asian="Arial" style:font-family-complex="Arial" fo:background-color="transparent" style:use-window-font-color="true"/>
    </style:style>
    <style:style style:name="T350" style:family="text">
      <style:text-properties fo:font-size="16.00pt" fo:font-weight="bold" fo:font-family="Arial" style:font-family-asian="Arial" style:font-family-complex="Arial" fo:background-color="transparent" style:use-window-font-color="true"/>
    </style:style>
    <style:style style:name="T351" style:family="text">
      <style:text-properties fo:font-size="16.00pt" fo:font-weight="normal" fo:font-family="Arial" style:font-family-asian="Arial" style:font-family-complex="Arial" fo:background-color="transparent" style:use-window-font-color="true"/>
    </style:style>
    <style:style style:name="T352" style:family="text">
      <style:text-properties fo:font-size="15.00pt" fo:font-weight="bold" fo:font-family="Arial" style:font-family-asian="Arial" style:font-family-complex="Arial" fo:background-color="transparent" style:use-window-font-color="true"/>
    </style:style>
    <style:style style:name="T353" style:family="text">
      <style:text-properties fo:font-size="15.00pt" fo:font-weight="bold" fo:font-family="Arial" style:font-family-asian="Arial" style:font-family-complex="Arial" fo:background-color="transparent" style:use-window-font-color="true"/>
    </style:style>
    <style:style style:name="T354" style:family="text">
      <style:text-properties fo:font-size="15.00pt" fo:font-weight="normal" fo:font-family="Arial" style:font-family-asian="Arial" style:font-family-complex="Arial" fo:background-color="transparent" style:use-window-font-color="true"/>
    </style:style>
    <style:style style:name="T355" style:family="text">
      <style:text-properties fo:font-size="15.00pt" fo:font-weight="normal" fo:font-family="Arial" style:font-family-asian="Arial" style:font-family-complex="Arial"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5.00pt" fo:font-weight="bold" fo:font-family="Arial" style:font-family-asian="Arial" style:font-family-complex="Arial" fo:background-color="transparent" style:use-window-font-color="true"/>
    </style:style>
    <style:style style:name="T358" style:family="text">
      <style:text-properties fo:font-size="15.00pt" fo:font-weight="normal" fo:font-family="Arial" style:font-family-asian="Arial" style:font-family-complex="Arial"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5.00pt" fo:font-weight="bold" fo:font-family="Arial" style:font-family-asian="Arial" style:font-family-complex="Arial" fo:background-color="transparent" style:use-window-font-color="true"/>
    </style:style>
    <style:style style:name="T361" style:family="text">
      <style:text-properties fo:font-size="15.00pt" fo:font-weight="bold" fo:font-family="Arial" style:font-family-asian="Arial" style:font-family-complex="Arial" fo:background-color="transparent" style:use-window-font-color="true"/>
    </style:style>
    <style:style style:name="T362" style:family="text">
      <style:text-properties fo:font-size="15.00pt" fo:font-weight="normal" fo:font-family="Arial" style:font-family-asian="Arial" style:font-family-complex="Arial"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5.00pt" fo:font-weight="bold" fo:font-family="Arial" style:font-family-asian="Arial" style:font-family-complex="Arial" fo:background-color="transparent" style:use-window-font-color="true"/>
    </style:style>
    <style:style style:name="T365" style:family="text">
      <style:text-properties fo:font-size="15.00pt" fo:font-weight="bold" fo:font-family="Arial" style:font-family-asian="Arial" style:font-family-complex="Arial" fo:background-color="transparent" style:use-window-font-color="true"/>
    </style:style>
    <style:style style:name="T366" style:family="text">
      <style:text-properties fo:font-size="15.00pt" fo:font-weight="normal" fo:font-family="Arial" style:font-family-asian="Arial" style:font-family-complex="Arial"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5.00pt" fo:font-weight="bold" fo:font-family="Arial" style:font-family-asian="Arial" style:font-family-complex="Arial" fo:background-color="transparent" style:use-window-font-color="true"/>
    </style:style>
    <style:style style:name="T369" style:family="text">
      <style:text-properties fo:font-size="15.00pt" fo:font-weight="bold" fo:font-family="Arial" style:font-family-asian="Arial" style:font-family-complex="Arial"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6.00pt" fo:font-weight="bold" fo:font-family="Arial" style:font-family-asian="Arial" style:font-family-complex="Arial" fo:background-color="transparent" style:use-window-font-color="true"/>
    </style:style>
    <style:style style:name="T372" style:family="text">
      <style:text-properties fo:font-size="16.00pt" fo:font-weight="normal" fo:font-family="Arial" style:font-family-asian="Arial" style:font-family-complex="Arial" fo:background-color="transparent" style:use-window-font-color="true"/>
    </style:style>
    <style:style style:name="T373" style:family="text">
      <style:text-properties fo:font-size="16.00pt" fo:font-weight="bold" fo:font-family="Arial" style:font-family-asian="Arial" style:font-family-complex="Arial" fo:background-color="transparent" style:use-window-font-color="true"/>
    </style:style>
    <style:style style:name="T374" style:family="text">
      <style:text-properties fo:font-size="16.00pt" fo:font-weight="normal" fo:font-family="Arial" style:font-family-asian="Arial" style:font-family-complex="Arial" fo:background-color="transparent" style:use-window-font-color="true"/>
    </style:style>
    <style:style style:name="T375" style:family="text">
      <style:text-properties fo:font-size="16.00pt" fo:font-weight="bold" fo:font-family="Arial" style:font-family-asian="Arial" style:font-family-complex="Arial" fo:background-color="transparent" style:use-window-font-color="true"/>
    </style:style>
    <style:style style:name="T376" style:family="text">
      <style:text-properties fo:font-size="16.00pt" fo:font-weight="normal" fo:font-family="Arial" style:font-family-asian="Arial" style:font-family-complex="Arial" fo:background-color="transparent" style:use-window-font-color="true"/>
    </style:style>
    <style:style style:name="T377" style:family="text">
      <style:text-properties fo:font-size="16.00pt" fo:font-weight="bold" fo:font-family="Arial" style:font-family-asian="Arial" style:font-family-complex="Arial" fo:background-color="transparent" style:use-window-font-color="true"/>
    </style:style>
    <style:style style:name="T378" style:family="text">
      <style:text-properties fo:font-size="16.00pt" fo:font-weight="normal" fo:font-family="Arial" style:font-family-asian="Arial" style:font-family-complex="Arial" fo:background-color="transparent" style:use-window-font-color="true"/>
    </style:style>
    <style:style style:name="T379" style:family="text">
      <style:text-properties fo:font-size="16.00pt" fo:font-weight="bold" fo:font-family="Arial" style:font-family-asian="Arial" style:font-family-complex="Arial" fo:background-color="transparent" style:use-window-font-color="true"/>
    </style:style>
    <style:style style:name="T380" style:family="text">
      <style:text-properties fo:font-size="16.00pt" fo:font-weight="normal" fo:font-family="Arial" style:font-family-asian="Arial" style:font-family-complex="Arial" fo:background-color="transparent" style:use-window-font-color="true"/>
    </style:style>
    <style:style style:name="T381" style:family="text">
      <style:text-properties fo:font-size="15.00pt" fo:font-weight="bold" fo:font-family="Arial" style:font-family-asian="Arial" style:font-family-complex="Arial"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5.00pt" fo:font-weight="bold" fo:font-family="Arial" style:font-family-asian="Arial" style:font-family-complex="Arial" fo:background-color="transparent" style:use-window-font-color="true"/>
    </style:style>
    <style:style style:name="T384" style:family="text">
      <style:text-properties fo:font-size="15.00pt" fo:font-weight="bold" fo:font-family="Arial" style:font-family-asian="Arial" style:font-family-complex="Arial" fo:background-color="transparent" style:use-window-font-color="true"/>
    </style:style>
    <style:style style:name="T385" style:family="text">
      <style:text-properties fo:font-size="14.00pt" fo:font-weight="bold" fo:font-family="Arial" style:font-family-asian="Arial" style:font-family-complex="Arial" fo:background-color="transparent" style:use-window-font-color="true"/>
    </style:style>
    <style:style style:name="T386" style:family="text">
      <style:text-properties fo:font-size="14.00pt" fo:font-weight="normal" fo:font-family="Arial" style:font-family-asian="Arial" style:font-family-complex="Arial"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5.00pt" fo:font-weight="bold" fo:font-family="Arial" style:font-family-asian="Arial" style:font-family-complex="Arial" fo:background-color="transparent" style:use-window-font-color="true"/>
    </style:style>
    <style:style style:name="T389" style:family="text">
      <style:text-properties fo:font-size="15.00pt" fo:font-weight="normal" fo:font-family="Arial" style:font-family-asian="Arial" style:font-family-complex="Arial" fo:background-color="transparent" style:use-window-font-color="true"/>
    </style:style>
    <style:style style:name="T390" style:family="text">
      <style:text-properties fo:font-size="15.00pt" fo:font-weight="bold" fo:font-family="Arial" style:font-family-asian="Arial" style:font-family-complex="Arial" fo:background-color="transparent" style:use-window-font-color="true"/>
    </style:style>
    <style:style style:name="T391" style:family="text">
      <style:text-properties fo:font-size="15.00pt" fo:font-weight="bold" fo:font-family="Arial" style:font-family-asian="Arial" style:font-family-complex="Arial" fo:background-color="transparent" style:use-window-font-color="true"/>
    </style:style>
    <style:style style:name="T392" style:family="text">
      <style:text-properties fo:font-size="15.00pt" fo:font-weight="normal" fo:font-family="Arial" style:font-family-asian="Arial" style:font-family-complex="Arial" fo:background-color="transparent" style:use-window-font-color="true"/>
    </style:style>
    <style:style style:name="T393" style:family="text">
      <style:text-properties fo:font-size="15.00pt" fo:font-weight="bold" fo:font-family="Arial" style:font-family-asian="Arial" style:font-family-complex="Arial" fo:background-color="transparent" style:use-window-font-color="true"/>
    </style:style>
    <style:style style:name="T394" style:family="text">
      <style:text-properties fo:font-size="15.00pt" fo:font-weight="bold" fo:font-family="Arial" style:font-family-asian="Arial" style:font-family-complex="Arial" fo:background-color="transparent" style:use-window-font-color="true"/>
    </style:style>
    <style:style style:name="T395" style:family="text">
      <style:text-properties fo:font-size="14.00pt" fo:font-weight="normal"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5.00pt" fo:font-weight="bold" fo:font-family="Arial" style:font-family-asian="Arial" style:font-family-complex="Arial" fo:background-color="transparent" style:use-window-font-color="true"/>
    </style:style>
    <style:style style:name="T398" style:family="text">
      <style:text-properties fo:font-size="15.00pt" fo:font-weight="normal" fo:font-family="Arial" style:font-family-asian="Arial" style:font-family-complex="Arial" fo:background-color="transparent" style:use-window-font-color="true"/>
    </style:style>
    <style:style style:name="T399" style:family="text">
      <style:text-properties fo:font-size="15.00pt" fo:font-weight="bold" fo:font-family="Arial" style:font-family-asian="Arial" style:font-family-complex="Arial" fo:background-color="transparent" style:use-window-font-color="true"/>
    </style:style>
    <style:style style:name="T400" style:family="text">
      <style:text-properties fo:font-size="15.00pt" fo:font-weight="normal" fo:font-family="Arial" style:font-family-asian="Arial" style:font-family-complex="Arial" fo:background-color="transparent" style:use-window-font-color="true"/>
    </style:style>
    <style:style style:name="T401" style:family="text">
      <style:text-properties fo:font-size="15.00pt" fo:font-weight="bold" fo:font-family="Arial" style:font-family-asian="Arial" style:font-family-complex="Arial" fo:background-color="transparent" style:use-window-font-color="true"/>
    </style:style>
    <style:style style:name="T402" style:family="text">
      <style:text-properties fo:font-size="15.00pt" fo:font-weight="normal" fo:font-family="Arial" style:font-family-asian="Arial" style:font-family-complex="Arial"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5.00pt" fo:font-weight="bold" fo:font-family="Arial" style:font-family-asian="Arial" style:font-family-complex="Arial" fo:background-color="transparent" style:use-window-font-color="true"/>
    </style:style>
    <style:style style:name="T405" style:family="text">
      <style:text-properties fo:font-size="15.00pt" fo:font-weight="normal" fo:font-family="Arial" style:font-family-asian="Arial" style:font-family-complex="Arial" fo:background-color="transparent" style:use-window-font-color="true"/>
    </style:style>
    <style:style style:name="T406" style:family="text">
      <style:text-properties fo:font-size="15.00pt" fo:font-weight="bold" fo:font-family="Arial" style:font-family-asian="Arial" style:font-family-complex="Arial" fo:background-color="transparent" style:use-window-font-color="true"/>
    </style:style>
    <style:style style:name="T407" style:family="text">
      <style:text-properties fo:font-size="15.00pt" fo:font-weight="normal"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5.00pt" fo:font-weight="bold" fo:font-family="Arial" style:font-family-asian="Arial" style:font-family-complex="Arial" fo:background-color="transparent" style:use-window-font-color="true"/>
    </style:style>
    <style:style style:name="T410" style:family="text">
      <style:text-properties fo:font-size="15.00pt" fo:font-weight="normal" fo:font-family="Arial" style:font-family-asian="Arial" style:font-family-complex="Arial" fo:background-color="transparent" style:use-window-font-color="true"/>
    </style:style>
    <style:style style:name="T411" style:family="text">
      <style:text-properties fo:font-size="15.00pt" fo:font-weight="bold" fo:font-family="Arial" style:font-family-asian="Arial" style:font-family-complex="Arial" fo:background-color="transparent" style:use-window-font-color="true"/>
    </style:style>
    <style:style style:name="T412" style:family="text">
      <style:text-properties fo:font-size="15.00pt" fo:font-weight="normal" fo:font-family="Arial" style:font-family-asian="Arial" style:font-family-complex="Arial"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5.00pt" fo:font-weight="bold" fo:font-family="Arial" style:font-family-asian="Arial" style:font-family-complex="Arial" fo:background-color="transparent" style:use-window-font-color="true"/>
    </style:style>
    <style:style style:name="T415" style:family="text">
      <style:text-properties fo:font-size="15.00pt" fo:font-weight="normal" fo:font-family="Arial" style:font-family-asian="Arial" style:font-family-complex="Arial" fo:background-color="transparent" style:use-window-font-color="true"/>
    </style:style>
    <style:style style:name="T416" style:family="text">
      <style:text-properties fo:font-size="15.00pt" fo:font-weight="bold" fo:font-family="Arial" style:font-family-asian="Arial" style:font-family-complex="Arial" fo:background-color="transparent" style:use-window-font-color="true"/>
    </style:style>
    <style:style style:name="T417" style:family="text">
      <style:text-properties fo:font-size="15.00pt" fo:font-weight="bold" fo:font-family="Arial" style:font-family-asian="Arial" style:font-family-complex="Arial" fo:background-color="transparent" style:use-window-font-color="true"/>
    </style:style>
    <style:style style:name="T418" style:family="text">
      <style:text-properties fo:font-size="14.00pt" fo:font-weight="normal" fo:font-family="Arial" style:font-family-asian="Arial" style:font-family-complex="Arial" fo:background-color="transparent" style:use-window-font-color="true"/>
    </style:style>
    <style:style style:name="T419" style:family="text">
      <style:text-properties fo:font-size="15.00pt" fo:font-weight="bold" fo:font-family="Arial" style:font-family-asian="Arial" style:font-family-complex="Arial" fo:background-color="transparent" style:use-window-font-color="true"/>
    </style:style>
    <style:style style:name="T420" style:family="text">
      <style:text-properties fo:font-size="15.00pt" fo:font-weight="bold" fo:font-family="Arial" style:font-family-asian="Arial" style:font-family-complex="Arial" fo:background-color="transparent" style:use-window-font-color="true"/>
    </style:style>
    <style:style style:name="T421" style:family="text">
      <style:text-properties fo:font-size="14.00pt" fo:font-weight="normal" fo:font-family="Arial" style:font-family-asian="Arial" style:font-family-complex="Arial" fo:background-color="transparent" style:use-window-font-color="true"/>
    </style:style>
    <style:style style:name="T422" style:family="text">
      <style:text-properties fo:font-size="14.00pt" fo:font-weight="bold" fo:font-family="Arial" style:font-family-asian="Arial" style:font-family-complex="Arial" fo:background-color="transparent" style:use-window-font-color="true"/>
    </style:style>
    <style:style style:name="T423" style:family="text">
      <style:text-properties fo:font-size="14.00pt" fo:font-weight="normal" fo:font-family="Arial" style:font-family-asian="Arial" style:font-family-complex="Arial" fo:background-color="transparent" style:use-window-font-color="true"/>
    </style:style>
    <style:style style:name="T424" style:family="text">
      <style:text-properties fo:font-size="15.00pt" fo:font-weight="normal" fo:font-family="Arial" style:font-family-asian="Arial" style:font-family-complex="Arial" fo:background-color="transparent" style:use-window-font-color="true"/>
    </style:style>
    <style:style style:name="T425" style:family="text">
      <style:text-properties fo:font-size="14.00pt" fo:font-weight="normal" fo:font-family="Arial" style:font-family-asian="Arial" style:font-family-complex="Arial"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4.00pt" fo:font-weight="bold" fo:font-family="Arial" style:font-family-asian="Arial" style:font-family-complex="Arial"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6.00pt" fo:font-weight="bold" fo:font-family="Arial" style:font-family-asian="Arial" style:font-family-complex="Arial" fo:background-color="transparent" style:use-window-font-color="true"/>
    </style:style>
    <style:style style:name="T430" style:family="text">
      <style:text-properties fo:font-size="16.00pt" fo:font-weight="normal" fo:font-family="Arial" style:font-family-asian="Arial" style:font-family-complex="Arial" fo:background-color="transparent" style:use-window-font-color="true"/>
    </style:style>
    <style:style style:name="T431" style:family="text">
      <style:text-properties fo:font-size="16.00pt" fo:font-weight="bold" fo:font-family="Arial" style:font-family-asian="Arial" style:font-family-complex="Arial" fo:background-color="transparent" style:use-window-font-color="true"/>
    </style:style>
    <style:style style:name="T432" style:family="text">
      <style:text-properties fo:font-size="16.00pt" fo:font-weight="normal" fo:font-family="Arial" style:font-family-asian="Arial" style:font-family-complex="Arial" fo:background-color="transparent" style:use-window-font-color="true"/>
    </style:style>
    <style:style style:name="T433" style:family="text">
      <style:text-properties fo:font-size="16.00pt" fo:font-weight="bold" fo:font-family="Arial" style:font-family-asian="Arial" style:font-family-complex="Arial" fo:background-color="transparent" style:use-window-font-color="true"/>
    </style:style>
    <style:style style:name="T434" style:family="text">
      <style:text-properties fo:font-size="16.00pt" fo:font-weight="normal" fo:font-family="Arial" style:font-family-asian="Arial" style:font-family-complex="Arial" fo:background-color="transparent" style:use-window-font-color="true"/>
    </style:style>
    <style:style style:name="T435" style:family="text">
      <style:text-properties fo:font-size="16.00pt" fo:font-weight="bold" fo:font-family="Arial" style:font-family-asian="Arial" style:font-family-complex="Arial" fo:background-color="transparent" style:use-window-font-color="true"/>
    </style:style>
    <style:style style:name="T436" style:family="text">
      <style:text-properties fo:font-size="16.00pt" fo:font-weight="normal" fo:font-family="Arial" style:font-family-asian="Arial" style:font-family-complex="Arial"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4.00pt" fo:font-weight="bold" fo:font-family="Arial" style:font-family-asian="Arial" style:font-family-complex="Arial" fo:background-color="transparent" style:use-window-font-color="true"/>
    </style:style>
    <style:style style:name="T439" style:family="text">
      <style:text-properties fo:font-size="14.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5.00pt" fo:font-weight="bold" fo:font-family="Arial" style:font-family-asian="Arial" style:font-family-complex="Arial" fo:background-color="transparent" style:use-window-font-color="true"/>
    </style:style>
    <style:style style:name="T442" style:family="text">
      <style:text-properties fo:font-size="15.00pt" fo:font-weight="normal" fo:font-family="Arial" style:font-family-asian="Arial" style:font-family-complex="Arial" fo:background-color="transparent" style:use-window-font-color="true"/>
    </style:style>
    <style:style style:name="T443" style:family="text">
      <style:text-properties fo:font-size="15.00pt" fo:font-weight="bold" fo:font-family="Arial" style:font-family-asian="Arial" style:font-family-complex="Arial" fo:background-color="transparent" style:use-window-font-color="true"/>
    </style:style>
    <style:style style:name="T444" style:family="text">
      <style:text-properties fo:font-size="15.00pt" fo:font-weight="normal" fo:font-family="Arial" style:font-family-asian="Arial" style:font-family-complex="Arial"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5.00pt" fo:font-weight="bold" fo:font-family="Arial" style:font-family-asian="Arial" style:font-family-complex="Arial" fo:background-color="transparent" style:use-window-font-color="true"/>
    </style:style>
    <style:style style:name="T447" style:family="text">
      <style:text-properties fo:font-size="15.00pt" fo:font-weight="normal" fo:font-family="Arial" style:font-family-asian="Arial" style:font-family-complex="Arial" fo:background-color="transparent" style:use-window-font-color="true"/>
    </style:style>
    <style:style style:name="T448" style:family="text">
      <style:text-properties fo:font-size="15.00pt" fo:font-weight="bold" fo:font-family="Arial" style:font-family-asian="Arial" style:font-family-complex="Arial" fo:background-color="transparent" style:use-window-font-color="true"/>
    </style:style>
    <style:style style:name="T449" style:family="text">
      <style:text-properties fo:font-size="15.00pt" fo:font-weight="normal" fo:font-family="Arial" style:font-family-asian="Arial" style:font-family-complex="Arial" fo:background-color="transparent" style:use-window-font-color="true"/>
    </style:style>
    <style:style style:name="T450" style:family="text">
      <style:text-properties fo:font-size="15.00pt" fo:font-weight="normal" fo:font-family="Arial" style:font-family-asian="Arial" style:font-family-complex="Arial" fo:background-color="transparent" fo:color="#ff0000"/>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5.00pt" fo:font-weight="bold" fo:font-family="Arial" style:font-family-asian="Arial" style:font-family-complex="Arial" fo:background-color="transparent" style:use-window-font-color="true"/>
    </style:style>
    <style:style style:name="T453" style:family="text">
      <style:text-properties fo:font-size="15.00pt" fo:font-weight="normal" fo:font-family="Arial" style:font-family-asian="Arial" style:font-family-complex="Arial" fo:background-color="transparent" style:use-window-font-color="true"/>
    </style:style>
    <style:style style:name="T454" style:family="text">
      <style:text-properties fo:font-size="15.00pt" fo:font-weight="bold" fo:font-family="Arial" style:font-family-asian="Arial" style:font-family-complex="Arial" fo:background-color="transparent" style:use-window-font-color="true"/>
    </style:style>
    <style:style style:name="T455" style:family="text">
      <style:text-properties fo:font-size="15.00pt" fo:font-weight="normal" fo:font-family="Arial" style:font-family-asian="Arial" style:font-family-complex="Arial"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5.00pt" fo:font-weight="bold" fo:font-family="Arial" style:font-family-asian="Arial" style:font-family-complex="Arial" fo:background-color="transparent" style:use-window-font-color="true"/>
    </style:style>
    <style:style style:name="T458" style:family="text">
      <style:text-properties fo:font-size="14.00pt" fo:font-weight="bold" fo:font-family="Arial" style:font-family-asian="Arial" style:font-family-complex="Arial" fo:background-color="transparent" style:use-window-font-color="true"/>
    </style:style>
    <style:style style:name="T459" style:family="text">
      <style:text-properties fo:font-size="14.00pt" fo:font-weight="normal" fo:font-family="Arial" style:font-family-asian="Arial" style:font-family-complex="Arial" fo:background-color="transparent" style:use-window-font-color="true"/>
    </style:style>
    <style:style style:name="T460" style:family="text">
      <style:text-properties fo:font-size="14.00pt" fo:font-weight="bold" fo:font-family="Arial" style:font-family-asian="Arial" style:font-family-complex="Arial" fo:background-color="transparent" style:use-window-font-color="true"/>
    </style:style>
    <style:style style:name="T461" style:family="text">
      <style:text-properties fo:font-size="15.00pt" fo:font-weight="normal" fo:font-family="Arial" style:font-family-asian="Arial" style:font-family-complex="Arial"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5.00pt" fo:font-weight="bold" fo:font-family="Arial" style:font-family-asian="Arial" style:font-family-complex="Arial" fo:background-color="transparent" style:use-window-font-color="true"/>
    </style:style>
    <style:style style:name="T464" style:family="text">
      <style:text-properties fo:font-size="14.00pt" fo:font-weight="bold" fo:font-family="Arial" style:font-family-asian="Arial" style:font-family-complex="Arial" fo:background-color="transparent" style:use-window-font-color="true"/>
    </style:style>
    <style:style style:name="T465" style:family="text">
      <style:text-properties fo:font-size="14.00pt" fo:font-weight="normal" fo:font-family="Arial" style:font-family-asian="Arial" style:font-family-complex="Arial" fo:background-color="transparent" style:use-window-font-color="true"/>
    </style:style>
    <style:style style:name="T466" style:family="text">
      <style:text-properties fo:font-size="14.00pt" fo:font-weight="bold" fo:font-family="Arial" style:font-family-asian="Arial" style:font-family-complex="Arial" fo:background-color="transparent" style:use-window-font-color="true"/>
    </style:style>
    <style:style style:name="T467" style:family="text">
      <style:text-properties fo:font-size="15.00pt" fo:font-weight="normal" fo:font-family="Arial" style:font-family-asian="Arial" style:font-family-complex="Arial"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5.00pt" fo:font-weight="bold" fo:font-family="Arial" style:font-family-asian="Arial" style:font-family-complex="Arial" fo:background-color="transparent" style:use-window-font-color="true"/>
    </style:style>
    <style:style style:name="T470" style:family="text">
      <style:text-properties fo:font-size="14.00pt" fo:font-weight="bold" fo:font-family="Arial" style:font-family-asian="Arial" style:font-family-complex="Arial" fo:background-color="transparent" style:use-window-font-color="true"/>
    </style:style>
    <style:style style:name="T471" style:family="text">
      <style:text-properties fo:font-size="14.00pt" fo:font-weight="normal" fo:font-family="Arial" style:font-family-asian="Arial" style:font-family-complex="Arial" fo:background-color="transparent" style:use-window-font-color="true"/>
    </style:style>
    <style:style style:name="T472" style:family="text">
      <style:text-properties fo:font-size="14.00pt" fo:font-weight="bold" fo:font-family="Arial" style:font-family-asian="Arial" style:font-family-complex="Arial" fo:background-color="transparent" style:use-window-font-color="true"/>
    </style:style>
    <style:style style:name="T473" style:family="text">
      <style:text-properties fo:font-size="15.00pt" fo:font-weight="normal" fo:font-family="Arial" style:font-family-asian="Arial" style:font-family-complex="Arial"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5.00pt" fo:font-weight="bold" fo:font-family="Arial" style:font-family-asian="Arial" style:font-family-complex="Arial" fo:background-color="transparent" style:use-window-font-color="true"/>
    </style:style>
    <style:style style:name="T476" style:family="text">
      <style:text-properties fo:font-size="14.00pt" fo:font-weight="bold" fo:font-family="Arial" style:font-family-asian="Arial" style:font-family-complex="Arial" fo:background-color="transparent" style:use-window-font-color="true"/>
    </style:style>
    <style:style style:name="T477" style:family="text">
      <style:text-properties fo:font-size="14.00pt" fo:font-weight="normal" fo:font-family="Arial" style:font-family-asian="Arial" style:font-family-complex="Arial" fo:background-color="transparent" style:use-window-font-color="true"/>
    </style:style>
    <style:style style:name="T478" style:family="text">
      <style:text-properties fo:font-size="15.00pt" fo:font-weight="bold" fo:font-family="Arial" style:font-family-asian="Arial" style:font-family-complex="Arial" fo:background-color="transparent" style:use-window-font-color="true"/>
    </style:style>
    <style:style style:name="T479" style:family="text">
      <style:text-properties fo:font-size="14.00pt" fo:font-weight="normal" fo:font-family="Arial" style:font-family-asian="Arial" style:font-family-complex="Arial"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5.00pt" fo:font-weight="bold" fo:font-family="Arial" style:font-family-asian="Arial" style:font-family-complex="Arial" fo:background-color="transparent" style:use-window-font-color="true"/>
    </style:style>
    <style:style style:name="T482" style:family="text">
      <style:text-properties fo:font-size="14.00pt" fo:font-weight="bold" fo:font-family="Arial" style:font-family-asian="Arial" style:font-family-complex="Arial" fo:background-color="transparent" style:use-window-font-color="true"/>
    </style:style>
    <style:style style:name="T483" style:family="text">
      <style:text-properties fo:font-size="14.00pt" fo:font-weight="normal" fo:font-family="Arial" style:font-family-asian="Arial" style:font-family-complex="Arial" fo:background-color="transparent" style:use-window-font-color="true"/>
    </style:style>
    <style:style style:name="T484" style:family="text">
      <style:text-properties fo:font-size="15.00pt" fo:font-weight="bold" fo:font-family="Arial" style:font-family-asian="Arial" style:font-family-complex="Arial" fo:background-color="transparent" style:use-window-font-color="true"/>
    </style:style>
    <style:style style:name="T485" style:family="text">
      <style:text-properties fo:font-size="14.00pt" fo:font-weight="bold" fo:font-family="Arial" style:font-family-asian="Arial" style:font-family-complex="Arial" fo:background-color="transparent" style:use-window-font-color="true"/>
    </style:style>
    <style:style style:name="T486" style:family="text">
      <style:text-properties fo:font-size="15.00pt" fo:font-weight="normal" fo:font-family="Arial" style:font-family-asian="Arial" style:font-family-complex="Arial" fo:background-color="transparent" style:use-window-font-color="true"/>
    </style:style>
    <style:style style:name="T487" style:family="text">
      <style:text-properties fo:font-size="15.00pt" fo:font-weight="normal" fo:font-family="Arial" style:font-family-asian="Arial" style:font-family-complex="Arial"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4.00pt" fo:font-weight="bold" fo:font-family="Arial" style:font-family-asian="Arial" style:font-family-complex="Arial"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4.00pt" fo:font-weight="bold" fo:font-family="Arial" style:font-family-asian="Arial" style:font-family-complex="Arial" fo:background-color="transparent" style:use-window-font-color="true"/>
    </style:style>
    <style:style style:name="T492" style:family="text">
      <style:text-properties fo:font-size="14.00pt" fo:font-weight="normal" fo:font-family="Arial" style:font-family-asian="Arial" style:font-family-complex="Arial" fo:background-color="transparent" style:use-window-font-color="true"/>
    </style:style>
    <style:style style:name="T493" style:family="text">
      <style:text-properties fo:font-size="14.00pt" fo:font-weight="normal" fo:font-family="Arial" style:font-family-asian="Arial" style:font-family-complex="Arial"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center" fo:margin-top="12.00pt" fo:margin-bottom="12.00pt"/>
    </style:style>
    <style:style style:name="P8" style:family="paragraph">
      <style:paragraph-properties fo:line-height="115.00%" fo:text-align="left"/>
    </style:style>
    <style:style style:name="P9" style:family="paragraph">
      <style:paragraph-properties fo:line-height="115.00%" fo:text-align="left" fo:margin-left="36.00pt" fo:text-indent="0.00pt"/>
    </style:style>
    <style:style style:name="P10" style:family="paragraph">
      <style:paragraph-properties fo:line-height="100.00%" fo:text-align="left" fo:margin-top="12.00pt" fo:margin-bottom="12.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top="12.00pt"/>
    </style:style>
    <style:style style:name="P12" style:family="paragraph">
      <style:paragraph-properties fo:line-height="100.00%" fo:text-align="left"/>
    </style:style>
    <style:style style:name="P13" style:family="paragraph">
      <style:paragraph-properties fo:line-height="100.00%" fo:text-align="left" fo:margin-bottom="12.00pt"/>
    </style:style>
    <style:style style:name="P14" style:family="paragraph">
      <style:paragraph-properties fo:line-height="100.00%" fo:text-align="left" fo:margin-left="36.00pt" fo:text-indent="0.00pt" fo:margin-top="12.00pt" fo:margin-bottom="12.00pt"/>
    </style:style>
    <style:style style:name="P15" style:family="paragraph">
      <style:paragraph-properties fo:line-height="115.00%" fo:text-align="left"/>
    </style:style>
    <style:style style:name="P16" style:family="paragraph">
      <style:paragraph-properties fo:line-height="100.00%" fo:text-align="left" fo:margin-top="12.00pt" fo:margin-bottom="12.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top="12.00pt" fo:margin-bottom="12.00pt"/>
    </style:style>
    <style:style style:name="P18" style:family="paragraph">
      <style:paragraph-properties fo:line-height="100.00%" fo:text-align="left" fo:margin-left="72.00pt" fo:text-indent="0.00pt" fo:margin-top="12.00pt" fo:margin-bottom="12.00pt"/>
    </style:style>
    <style:style style:name="P19" style:family="paragraph">
      <style:paragraph-properties fo:line-height="115.00%" fo:text-align="lef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00.00%" fo:text-align="left" fo:margin-top="12.00pt" fo:margin-bottom="12.00pt"/>
    </style:style>
    <style:style style:name="P21" style:family="paragraph">
      <style:paragraph-properties fo:line-height="115.00%" fo:text-align="left" fo:margin-left="36.00pt" fo:text-indent="0.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15.00%" fo:text-align="left"/>
    </style:style>
    <style:style style:name="P23" style:family="paragraph">
      <style:paragraph-properties fo:line-height="115.00%" fo:text-align="left" fo:margin-left="36.00pt" fo:text-indent="0.00pt"/>
    </style:style>
    <style:style style:name="P24" style:family="paragraph">
      <style:paragraph-properties fo:line-height="115.00%" fo:text-align="left"/>
    </style:style>
    <style:style style:name="P25" style:family="paragraph">
      <style:paragraph-properties fo:line-height="115.00%" fo:text-align="left" fo:margin-left="36.00pt" fo:text-indent="0.00pt"/>
    </style:style>
    <style:style style:name="P26" style:family="paragraph">
      <style:paragraph-properties fo:line-height="115.00%" fo:text-align="lef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style:style>
    <style:style style:name="P28" style:family="paragraph">
      <style:paragraph-properties fo:line-height="115.00%" fo:text-align="left"/>
    </style:style>
    <style:style style:name="P29" style:family="paragraph">
      <style:paragraph-properties fo:line-height="115.00%" fo:text-align="left" fo:margin-left="36.00pt" fo:text-indent="0.00pt"/>
    </style:style>
    <style:style style:name="P30" style:family="paragraph">
      <style:paragraph-properties fo:line-height="115.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style:style>
    <style:style style:name="P32" style:family="paragraph">
      <style:paragraph-properties fo:line-height="115.00%" fo:text-align="left" fo:margin-left="36.00pt" fo:text-indent="0.00pt"/>
    </style:style>
    <style:style style:name="P33" style:family="paragraph">
      <style:paragraph-properties fo:line-height="115.00%" fo:text-align="lef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15.00%" fo:text-align="left"/>
    </style:style>
    <style:style style:name="P35" style:family="paragraph">
      <style:paragraph-properties fo:line-height="115.00%" fo:text-align="left"/>
    </style:style>
    <style:style style:name="P36" style:family="paragraph">
      <style:paragraph-properties fo:line-height="115.00%" fo:text-align="left" fo:margin-left="36.00pt" fo:text-indent="0.00pt"/>
    </style:style>
    <style:style style:name="P37" style:family="paragraph">
      <style:paragraph-properties fo:line-height="115.00%" fo:text-align="lef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15.00%" fo:text-align="left"/>
    </style:style>
    <style:style style:name="P39" style:family="paragraph">
      <style:paragraph-properties fo:line-height="115.00%" fo:text-align="left"/>
    </style:style>
    <style:style style:name="P40" style:family="paragraph">
      <style:paragraph-properties fo:line-height="100.00%" fo:text-align="left" fo:margin-top="12.00pt"/>
    </style:style>
    <text:list-style style:name="L41">
      <text:list-level-style-bullet text:level="1" text:bullet-char="•">
        <style:list-level-properties text:space-before="18.00pt" text:min-label-width="18.00pt"/>
        <style:text-properties fo:font-family="Symbol"/>
      </text:list-level-style-bullet>
    </text:list-style>
    <style:style style:name="P41" style:family="paragraph">
      <style:paragraph-properties fo:line-height="100.00%" fo:text-align="left" fo:margin-top="12.00pt"/>
    </style:style>
    <style:style style:name="P42" style:family="paragraph">
      <style:paragraph-properties fo:line-height="100.00%" fo:text-align="left"/>
    </style:style>
    <style:style style:name="P43" style:family="paragraph">
      <style:paragraph-properties fo:line-height="115.00%" fo:text-align="left"/>
    </style:style>
    <style:style style:name="P44" style:family="paragraph">
      <style:paragraph-properties fo:line-height="100.00%" fo:text-align="left"/>
    </style:style>
    <style:style style:name="P45" style:family="paragraph">
      <style:paragraph-properties fo:line-height="100.00%" fo:text-align="left" fo:margin-top="12.00pt"/>
    </style:style>
    <style:style style:name="P46" style:family="paragraph">
      <style:paragraph-properties fo:line-height="115.00%" fo:text-align="left"/>
    </style:style>
    <style:style style:name="P47" style:family="paragraph">
      <style:paragraph-properties fo:line-height="100.00%" fo:text-align="left" fo:margin-top="12.00pt"/>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00.00%" fo:text-align="left" fo:margin-top="12.00pt"/>
    </style:style>
    <style:style style:name="P49" style:family="paragraph">
      <style:paragraph-properties fo:line-height="115.00%" fo:text-align="left"/>
    </style:style>
    <style:style style:name="P50" style:family="paragraph">
      <style:paragraph-properties fo:line-height="100.00%" fo:text-align="left" fo:margin-top="12.00pt"/>
    </style:style>
    <text:list-style style:name="L51">
      <text:list-level-style-bullet text:level="1" text:bullet-char="•">
        <style:list-level-properties text:space-before="18.00pt" text:min-label-width="18.00pt"/>
        <style:text-properties fo:font-family="Symbol"/>
      </text:list-level-style-bullet>
    </text:list-style>
    <style:style style:name="P51" style:family="paragraph">
      <style:paragraph-properties fo:line-height="100.00%" fo:text-align="left" fo:margin-top="12.00pt"/>
    </style:style>
    <style:style style:name="P52" style:family="paragraph">
      <style:paragraph-properties fo:line-height="100.00%" fo:text-align="left"/>
    </style:style>
    <style:style style:name="P53" style:family="paragraph">
      <style:paragraph-properties fo:line-height="100.00%" fo:text-align="left" fo:margin-top="12.00pt"/>
    </style:style>
    <text:list-style style:name="L54">
      <text:list-level-style-bullet text:level="1" text:bullet-char="•">
        <style:list-level-properties text:space-before="18.00pt" text:min-label-width="18.00pt"/>
        <style:text-properties fo:font-family="Symbol"/>
      </text:list-level-style-bullet>
    </text:list-style>
    <style:style style:name="P54" style:family="paragraph">
      <style:paragraph-properties fo:line-height="100.00%" fo:text-align="left" fo:margin-top="12.00pt"/>
    </style:style>
    <style:style style:name="P55" style:family="paragraph">
      <style:paragraph-properties fo:line-height="115.00%" fo:text-align="left"/>
    </style:style>
    <style:style style:name="P56" style:family="paragraph">
      <style:paragraph-properties fo:line-height="100.00%" fo:text-align="left" fo:margin-top="12.00pt"/>
    </style:style>
    <text:list-style style:name="L57">
      <text:list-level-style-bullet text:level="1" text:bullet-char="•">
        <style:list-level-properties text:space-before="18.00pt" text:min-label-width="18.00pt"/>
        <style:text-properties fo:font-family="Symbol"/>
      </text:list-level-style-bullet>
    </text:list-style>
    <style:style style:name="P57" style:family="paragraph">
      <style:paragraph-properties fo:line-height="100.00%" fo:text-align="left" fo:margin-top="12.00pt"/>
    </style:style>
    <style:style style:name="P58" style:family="paragraph">
      <style:paragraph-properties fo:line-height="100.00%" fo:text-align="left"/>
    </style:style>
    <style:style style:name="P59" style:family="paragraph">
      <style:paragraph-properties fo:line-height="100.00%" fo:text-align="left" fo:margin-left="36.00pt" fo:text-indent="0.00pt" fo:margin-top="12.00pt"/>
    </style:style>
    <style:style style:name="P60" style:family="paragraph">
      <style:paragraph-properties fo:line-height="100.00%" fo:text-align="left" fo:margin-top="12.00pt"/>
    </style:style>
    <text:list-style style:name="L61">
      <text:list-level-style-bullet text:level="1" text:bullet-char="•">
        <style:list-level-properties text:space-before="18.00pt" text:min-label-width="18.00pt"/>
        <style:text-properties fo:font-family="Symbol"/>
      </text:list-level-style-bullet>
    </text:list-style>
    <style:style style:name="P61" style:family="paragraph">
      <style:paragraph-properties fo:line-height="115.00%" fo:text-align="left"/>
    </style:style>
    <style:style style:name="P62" style:family="paragraph">
      <style:paragraph-properties fo:line-height="115.00%" fo:text-align="left"/>
    </style:style>
    <style:style style:name="P63" style:family="paragraph">
      <style:paragraph-properties fo:line-height="100.00%" fo:text-align="left" fo:margin-top="12.00pt"/>
    </style:style>
    <text:list-style style:name="L64">
      <text:list-level-style-bullet text:level="1" text:bullet-char="•">
        <style:list-level-properties text:space-before="18.00pt" text:min-label-width="18.00pt"/>
        <style:text-properties fo:font-family="Symbol"/>
      </text:list-level-style-bullet>
    </text:list-style>
    <style:style style:name="P64" style:family="paragraph">
      <style:paragraph-properties fo:line-height="100.00%" fo:text-align="left" fo:margin-top="12.00pt"/>
    </style:style>
    <style:style style:name="P65" style:family="paragraph">
      <style:paragraph-properties fo:line-height="100.00%" fo:text-align="left"/>
    </style:style>
    <style:style style:name="P66" style:family="paragraph">
      <style:paragraph-properties fo:line-height="100.00%" fo:text-align="left" fo:margin-top="12.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15.00%" fo:text-align="left"/>
    </style:style>
    <style:style style:name="P68" style:family="paragraph">
      <style:paragraph-properties fo:line-height="115.00%" fo:text-align="left"/>
    </style:style>
    <style:style style:name="P69" style:family="paragraph">
      <style:paragraph-properties fo:line-height="115.00%" fo:text-align="left" fo:margin-left="36.00pt" fo:text-indent="0.00pt"/>
    </style:style>
    <style:style style:name="P70" style:family="paragraph">
      <style:paragraph-properties fo:line-height="115.00%" fo:text-align="left"/>
    </style:style>
    <text:list-style style:name="L71">
      <text:list-level-style-bullet text:level="1" text:bullet-char="•">
        <style:list-level-properties text:space-before="18.00pt" text:min-label-width="18.00pt"/>
        <style:text-properties fo:font-family="Symbol"/>
      </text:list-level-style-bullet>
    </text:list-style>
    <style:style style:name="P71" style:family="paragraph">
      <style:paragraph-properties fo:line-height="115.00%" fo:text-align="left"/>
    </style:style>
    <style:style style:name="P72" style:family="paragraph">
      <style:paragraph-properties fo:line-height="115.00%" fo:text-align="left"/>
    </style:style>
    <style:style style:name="P73" style:family="paragraph">
      <style:paragraph-properties fo:line-height="115.00%" fo:text-align="left" fo:margin-left="72.00pt" fo:text-indent="0.00pt"/>
    </style:style>
    <style:style style:name="P74" style:family="paragraph">
      <style:paragraph-properties fo:line-height="115.00%" fo:text-align="left"/>
    </style:style>
    <style:style style:name="P75" style:family="paragraph">
      <style:paragraph-properties fo:line-height="115.00%" fo:text-align="left" fo:margin-left="36.00pt" fo:text-indent="0.00pt"/>
    </style:style>
    <style:style style:name="P76" style:family="paragraph">
      <style:paragraph-properties fo:line-height="115.00%" fo:text-align="left"/>
    </style:style>
    <style:style style:name="P77" style:family="paragraph">
      <style:paragraph-properties fo:line-height="115.00%" fo:text-align="left" fo:margin-left="72.00pt" fo:text-indent="0.00pt"/>
    </style:style>
    <style:style style:name="P78" style:family="paragraph">
      <style:paragraph-properties fo:line-height="115.00%" fo:text-align="left"/>
    </style:style>
    <style:style style:name="P79" style:family="paragraph">
      <style:paragraph-properties fo:line-height="115.00%" fo:text-align="left" fo:margin-left="36.00pt" fo:text-indent="0.00pt"/>
    </style:style>
    <text:list-style style:name="L80">
      <text:list-level-style-bullet text:level="1" text:bullet-char="•">
        <style:list-level-properties text:space-before="18.00pt" text:min-label-width="18.00pt"/>
        <style:text-properties fo:font-family="Symbol"/>
      </text:list-level-style-bullet>
    </text:list-style>
    <style:style style:name="P80" style:family="paragraph">
      <style:paragraph-properties fo:line-height="115.00%" fo:text-align="left"/>
    </style:style>
    <style:style style:name="P81" style:family="paragraph">
      <style:paragraph-properties fo:line-height="115.00%" fo:text-align="left"/>
    </style:style>
    <style:style style:name="P82" style:family="paragraph">
      <style:paragraph-properties fo:line-height="100.00%" fo:text-align="left"/>
    </style:style>
    <style:style style:name="P83" style:family="paragraph">
      <style:paragraph-properties fo:line-height="115.00%" fo:text-align="left"/>
    </style:style>
    <text:list-style style:name="L84">
      <text:list-level-style-bullet text:level="1" text:bullet-char="•">
        <style:list-level-properties text:space-before="18.00pt" text:min-label-width="18.00pt"/>
        <style:text-properties fo:font-family="Symbol"/>
      </text:list-level-style-bullet>
    </text:list-style>
    <style:style style:name="P84" style:family="paragraph">
      <style:paragraph-properties fo:line-height="115.00%" fo:text-align="left"/>
    </style:style>
    <style:style style:name="P85" style:family="paragraph">
      <style:paragraph-properties fo:line-height="115.00%" fo:text-align="left"/>
    </style:style>
    <style:style style:name="P86" style:family="paragraph">
      <style:paragraph-properties fo:line-height="115.00%" fo:text-align="left" fo:margin-left="36.00pt" fo:text-indent="0.00pt"/>
    </style:style>
    <style:style style:name="P87" style:family="paragraph">
      <style:paragraph-properties fo:line-height="115.00%" fo:text-align="left"/>
    </style:style>
    <style:style style:name="P88" style:family="paragraph">
      <style:paragraph-properties fo:line-height="115.00%" fo:text-align="left" fo:margin-left="36.00pt" fo:text-indent="0.00pt"/>
    </style:style>
    <style:style style:name="P89" style:family="paragraph">
      <style:paragraph-properties fo:line-height="115.00%" fo:text-align="left"/>
    </style:style>
    <style:style style:name="P90" style:family="paragraph">
      <style:paragraph-properties fo:line-height="115.00%" fo:text-align="left" fo:margin-left="36.00pt" fo:text-indent="0.00pt"/>
    </style:style>
    <style:style style:name="P91" style:family="paragraph">
      <style:paragraph-properties fo:line-height="115.00%" fo:text-align="left"/>
    </style:style>
    <style:style style:name="P92" style:family="paragraph">
      <style:paragraph-properties fo:line-height="115.00%" fo:text-align="left" fo:margin-left="36.00pt" fo:text-indent="0.00pt"/>
    </style:style>
    <style:style style:name="P93" style:family="paragraph">
      <style:paragraph-properties fo:line-height="115.00%" fo:text-align="left"/>
    </style:style>
    <style:style style:name="P94" style:family="paragraph">
      <style:paragraph-properties fo:line-height="115.00%" fo:text-align="left" fo:margin-left="36.00pt" fo:text-indent="0.00pt"/>
    </style:style>
    <style:style style:name="P95" style:family="paragraph">
      <style:paragraph-properties fo:line-height="115.00%" fo:text-align="left"/>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15.00%" fo:text-align="left"/>
    </style:style>
    <style:style style:name="P97" style:family="paragraph">
      <style:paragraph-properties fo:line-height="115.00%" fo:text-align="left"/>
    </style:style>
    <style:style style:name="P98" style:family="paragraph">
      <style:paragraph-properties fo:line-height="115.00%" fo:text-align="left" fo:margin-left="36.00pt" fo:text-indent="0.00pt"/>
    </style:style>
    <style:style style:name="P99" style:family="paragraph">
      <style:paragraph-properties fo:line-height="115.00%" fo:text-align="left"/>
    </style:style>
    <text:list-style style:name="L100">
      <text:list-level-style-bullet text:level="1" text:bullet-char="•">
        <style:list-level-properties text:space-before="18.00pt" text:min-label-width="18.00pt"/>
        <style:text-properties fo:font-family="Symbol"/>
      </text:list-level-style-bullet>
    </text:list-style>
    <style:style style:name="P100" style:family="paragraph">
      <style:paragraph-properties fo:line-height="115.00%" fo:text-align="left"/>
    </style:style>
    <style:style style:name="P101" style:family="paragraph">
      <style:paragraph-properties fo:line-height="115.00%" fo:text-align="left"/>
    </style:style>
    <style:style style:name="P102" style:family="paragraph">
      <style:paragraph-properties fo:line-height="100.00%" fo:text-align="left" fo:margin-top="12.00pt"/>
    </style:style>
    <style:style style:name="P103" style:family="paragraph">
      <style:paragraph-properties fo:line-height="115.00%" fo:text-align="left"/>
    </style:style>
    <style:style style:name="P104" style:family="paragraph">
      <style:paragraph-properties fo:line-height="100.00%" fo:text-align="left" fo:margin-top="12.00p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15.00%" fo:text-align="left"/>
    </style:style>
    <style:style style:name="P106" style:family="paragraph">
      <style:paragraph-properties fo:line-height="115.00%" fo:text-align="left"/>
    </style:style>
    <text:list-style style:name="L107">
      <text:list-level-style-bullet text:level="1" text:bullet-char="•">
        <style:list-level-properties text:space-before="18.00pt" text:min-label-width="18.00pt"/>
        <style:text-properties fo:font-family="Symbol"/>
      </text:list-level-style-bullet>
    </text:list-style>
    <style:style style:name="P107" style:family="paragraph">
      <style:paragraph-properties fo:line-height="115.00%" fo:text-align="left"/>
    </style:style>
    <style:style style:name="P108" style:family="paragraph">
      <style:paragraph-properties fo:line-height="115.00%" fo:text-align="left" fo:margin-left="36.00pt" fo:text-indent="0.00pt"/>
    </style:style>
    <style:style style:name="P109"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6"/></text:span></text:p>
      <text:p text:style-name="P6"><text:span text:style-name="T8"><text:s text:c="33"/></text:span><text:span text:style-name="T9">USE CASES-v0.2</text:span></text:p>
      <text:p text:style-name="P7"><text:span text:style-name="T10"><text:s text:c="8"/>Contributors:<text:s text:c="2"/></text:span><text:span text:style-name="T11">Ιωάννης Διπλούδης,Μαύρα Πολυδώρου,Μιχάλης<text:s text:c="4"/>Θεοδώρου,Σπύρος Βλάχος,Χρήστος Φραγκούλης</text:span></text:p>
      <text:p text:style-name="P8"><text:span text:style-name="T12"/></text:p>
      <text:p text:style-name="P8"><text:span text:style-name="T12"/></text:p>
      <text:p text:style-name="P9"><text:span text:style-name="T12"/></text:p>
      <text:p text:style-name="P9"><text:span text:style-name="T12"/></text:p>
      <text:p text:style-name="P10"><text:span text:style-name="T13">Μέλη</text:span></text:p>
      <text:list text:style-name="L11">
        <text:list-item>
          <text:p text:style-name="P11"><text:span text:style-name="T14"><text:s/></text:span><text:span text:style-name="T15">Βλάχος Σπύρος<text:s text:c="2"/>ΑΜ: 1067377</text:span></text:p>
        </text:list-item>
        <text:list-item>
          <text:p text:style-name="P12"><text:span text:style-name="T15">Διπλούδης Ιωάννης ΑΜ: 1067397</text:span></text:p>
        </text:list-item>
        <text:list-item>
          <text:p text:style-name="P12"><text:span text:style-name="T15">Θεοδώρου Μιχάλης ΑΜ: 1067391</text:span></text:p>
        </text:list-item>
        <text:list-item>
          <text:p text:style-name="P12"><text:span text:style-name="T15">Πολυδώρου Μαύρα ΑΜ: 1064885</text:span></text:p>
        </text:list-item>
        <text:list-item>
          <text:p text:style-name="P13"><text:span text:style-name="T15">Φραγκούλης Χρήστος ΑΜ:1070776</text:span></text:p>
        </text:list-item>
      </text:list>
      <text:p text:style-name="P14"><text:span text:style-name="T16"/></text:p>
      <text:p text:style-name="P15"><text:span text:style-name="T16"/></text:p>
      <text:p text:style-name="P15"><text:span text:style-name="T16"/></text:p>
      <text:p text:style-name="P15"><text:span text:style-name="T16"/></text:p>
      <text:p text:style-name="P15"><text:span text:style-name="T16"/></text:p>
      <text:p text:style-name="P16"><text:span text:style-name="T17">Περιεχόμενα:</text:span></text:p>
      <text:list text:style-name="L17">
        <text:list-item>
          <text:p text:style-name="P17"><text:span text:style-name="T17">Ανάλυση Use-cases</text:span></text:p>
        </text:list-item>
      </text:list>
      <text:p text:style-name="P18"><text:span text:style-name="T18">1.1<text:s/></text:span><text:span text:style-name="T19">Αξιολόγηση εμπειρογνώμονα</text:span></text:p>
      <text:p text:style-name="P18"><text:span text:style-name="T20">1.2<text:s/></text:span><text:span text:style-name="T21">Έγκριση-αξιολόγηση για την δημιουργία expert ενός χρήστη</text:span></text:p>
      <text:p text:style-name="P18"><text:span text:style-name="T22">1.3<text:s/></text:span><text:span text:style-name="T23">Δημιουργια δημοπρασιας</text:span></text:p>
      <text:p text:style-name="P18"><text:span text:style-name="T24">1.4<text:s/></text:span><text:span text:style-name="T25">Πρόσληψη εμπειρογνώμονα από buyer</text:span></text:p>
      <text:p text:style-name="P18"><text:span text:style-name="T26">1.5<text:s/></text:span><text:span text:style-name="T27">Εξέλιξη Δημοπρασίας</text:span></text:p>
      <text:p text:style-name="P18"><text:span text:style-name="T28">1.6<text:s/></text:span><text:span text:style-name="T29">Αλλαγή Σε Εταιρικό Προφίλ</text:span></text:p>
      <text:p text:style-name="P18"><text:span text:style-name="T30">1.7<text:s/></text:span><text:span text:style-name="T31">Αναζήτηση δημοπρασίας μέσω κατηγοριοποίησης</text:span></text:p>
      <text:p text:style-name="P18"><text:span text:style-name="T32">1.8<text:s/></text:span><text:span text:style-name="T33">Συμμετοχή σε live Δημοπρασία</text:span></text:p>
      <text:p text:style-name="P19"><text:span text:style-name="T34"/></text:p>
      <text:p text:style-name="P19"><text:span text:style-name="T34"/></text:p>
      <text:p text:style-name="P19"><text:span text:style-name="T34"/></text:p>
      <text:list text:style-name="L20">
        <text:list-item>
          <text:p text:style-name="P20"><text:span text:style-name="T35">Ανάλυση Use-cases</text:span></text:p>
        </text:list-item>
      </text:list>
      <text:p text:style-name="P21"><text:span text:style-name="T36"/></text:p>
      <text:list text:style-name="L22">
        <text:list-item>
          <text:p text:style-name="P22"><text:span text:style-name="T37">Αξιολόγηση χρήστη</text:span></text:p>
        </text:list-item>
      </text:list>
      <text:p text:style-name="P23"><text:span text:style-name="T38"/></text:p>
      <text:p text:style-name="P24"><text:span text:style-name="T39">Σημείωση</text:span><text:span text:style-name="T40">:<text:s/></text:span><text:span text:style-name="T41">Η διαδικασία της αξιολόγησης ενός χρήστη στην εφαρμογή, είναι κοινή για τις περιπτώσεις όπου ο χρήστης είναι εμπειρογνώμονας,ο αγοραστής 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25"><text:span text:style-name="T42"/></text:p>
      <text:p text:style-name="P26"><text:span text:style-name="T42"/></text:p>
      <text:p text:style-name="P26"><text:span text:style-name="T43">Τίτλος:</text:span><text:span text:style-name="T44"><text:s/>Αξιολόγηση εμπειρογνώμονα</text:span></text:p>
      <text:p text:style-name="P26"><text:span text:style-name="T45">Σενάριο:<text:s/></text:span><text:span text:style-name="T46">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P26"><text:span text:style-name="T47">Ηθοποιός:</text:span><text:span text:style-name="T48">Χρήστης σε ρόλο αγοραστή</text:span></text:p>
      <text:p text:style-name="P26"><text:span text:style-name="T49">Στόχος:<text:s/></text:span><text:span text:style-name="T50">Επιτυχής προσθήκη σχολίου και βαθμολογίας</text:span></text:p>
      <text:p text:style-name="P26"><text:span text:style-name="T51"/></text:p>
      <text:p text:style-name="P26"><text:span text:style-name="T51"/></text:p>
      <text:p text:style-name="P26"><text:span text:style-name="T52">Βασική ροή</text:span></text:p>
      <text:list text:style-name="L27">
        <text:list-item>
          <text:p text:style-name="P27"><text:span text:style-name="T53">Ο χρήστης επιλέγει τον εμπειρογνώμονα που επιθυμεί να αξιολογήσει απο την “Consultant List” πατώντας το όνομα του </text:span></text:p>
        </text:list-item>
        <text:list-item>
          <text:p text:style-name="P27"><text:span text:style-name="T53">Το σύστημα οδηγεί τον χρήστη στο προφίλ του εμπειρογνώμονα </text:span></text:p>
        </text:list-item>
        <text:list-item>
          <text:p text:style-name="P27"><text:span text:style-name="T53">Ο χρήστης πατάει στην επιλογή προσθήκη αξιολόγησης που υπάρχει στην ίδια σελίδα</text:span></text:p>
        </text:list-item>
        <text:list-item>
          <text:p text:style-name="P27"><text:span text:style-name="T53">Το σύστημα ελέγχει αν ο χρήστης και ο εμπειρογνώμονας προς αξιολόγηση έχουν συνεργαστεί στο παρελθόν</text:span></text:p>
        </text:list-item>
        <text:list-item>
          <text:p text:style-name="P27"><text:span text:style-name="T53">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27"><text:span text:style-name="T53">Ο χρήστης βαθμολογεί τον εμπειρογνώμονα και επιλέγει “Συνέχεια”.</text:span></text:p>
        </text:list-item>
        <text:list-item>
          <text:p text:style-name="P27"><text:span text:style-name="T53">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27"><text:span text:style-name="T53">Ο χρήστης καταχωρεί το σχόλιο του και ολοκληρώνει την διαδικασία αξιολόγησης του εμπειρογνώμονα πατώντας την υποβολή </text:span></text:p>
        </text:list-item>
        <text:list-item>
          <text:p text:style-name="P27"><text:span text:style-name="T53">Το σύστημα ελέγχει αν το σχόλιο είναι σύμφωνο με τους κανόνες και ολοκληρώνει την υποβολή.</text:span></text:p>
        </text:list-item>
        <text:list-item>
          <text:p text:style-name="P27"><text:span text:style-name="T53">Το σύστημα εμφανίζει μήνυμα επιτυχίας στην οθόνη, καταχωρεί το σχόλιο στη λίστα με τις αξιολογήσεις και ανανεώνει το “User level” (προσθέτει/αφαιρεί/μένει στάσιμο) σύμφωνα με την βαθμολογία που άφησε ο χρήστης</text:span></text:p>
        </text:list-item>
        <text:list-item>
          <text:p text:style-name="P27"><text:span text:style-name="T53">Το σύστημα επιστρέφει τον χρήστη στην σελίδα προφίλ του εμπειρογνώμονα</text:span></text:p>
        </text:list-item>
      </text:list>
      <text:p text:style-name="P28"><text:span text:style-name="T54"/></text:p>
      <text:p text:style-name="P28"><text:span text:style-name="T55">Εναλλακτική ροή 1</text:span><text:span text:style-name="T56"><text:line-break/></text:span><text:span text:style-name="T57">Περιγραφή:</text:span><text:span text:style-name="T58"><text:s/>Ο χρήστης και ο εμπειρογνώμονας προς αξιολόγηση δεν έχουν συνεργαστεί στο παρελθόν</text:span></text:p>
      <text:p text:style-name="P28"><text:span text:style-name="T59"/></text:p>
      <text:p text:style-name="P28"><text:span text:style-name="T60">5.1.</text:span><text:span text:style-name="T61">α<text:s/></text:span><text:span text:style-name="T62">Το σύστημα δεν εντοπίζει συνεργασία και ειδοποιεί τον χρήστη με μήνυμα σφάλματος </text:span></text:p>
      <text:p text:style-name="P28"><text:span text:style-name="T63">5.1.</text:span><text:span text:style-name="T64">β</text:span><text:span text:style-name="T65"><text:s/>Το σύστημα επιστρέφει τον χρήστη στην αρχική σελίδα</text:span></text:p>
      <text:p text:style-name="P28"><text:span text:style-name="T66"/></text:p>
      <text:p text:style-name="P28"><text:span text:style-name="T67">Εναλλακτική ροή 2</text:span></text:p>
      <text:p text:style-name="P28"><text:span text:style-name="T67">Περιγραφή:</text:span><text:span text:style-name="T68">Η βαθμολογία που καταχωρεί ο χρήστης δεν είναι σύμφωνη με τις προδιαγραφές του συστήματος </text:span></text:p>
      <text:p text:style-name="P28"><text:span text:style-name="T69">7.2.</text:span><text:span text:style-name="T70">α</text:span><text:span text:style-name="T71"><text:s/>Το σύστημα ειδοποιεί τον χρήστη με μήνυμα σφάλματος<text:line-break/></text:span><text:span text:style-name="T72">7.2.β</text:span><text:span text:style-name="T73"><text:s/>Το σύστημα επιστρέφει τον χρήστη πίσω στο παράθυρο αξιολόγησης</text:span></text:p>
      <text:p text:style-name="P28"><text:span text:style-name="T74"/></text:p>
      <text:p text:style-name="P28"><text:span text:style-name="T75">Εναλλακτική ροή 3</text:span></text:p>
      <text:p text:style-name="P28"><text:span text:style-name="T75">Περιγραφή:</text:span><text:span text:style-name="T76"><text:s/>Ο χρήστης αξιολογεί τον εμπειρογνώμονα αλλά χρησιμοποιεί υβριστική γλώσσα στο πεδίο του σχολίου</text:span></text:p>
      <text:p text:style-name="P28"><text:span text:style-name="T77"/></text:p>
      <text:p text:style-name="P28"><text:span text:style-name="T78">10.3</text:span><text:span text:style-name="T79"><text:s/></text:span><text:span text:style-name="T80">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81">11.3.</text:span><text:span text:style-name="T82"><text:s/>Το σύστημα επιστρέφει τον χρήστη πίσω στο παράθυρο αξιολόγησης</text:span></text:p>
      <text:p text:style-name="P28"><text:span text:style-name="T83"/></text:p>
      <text:p text:style-name="P28"><text:span text:style-name="T84">Εναλλακτική ροή 4</text:span></text:p>
      <text:p text:style-name="P28"><text:span text:style-name="T84">Περιγραφή:</text:span><text:span text:style-name="T85"><text:s/>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28"><text:span text:style-name="T86"/></text:p>
      <text:p text:style-name="P28"><text:span text:style-name="T87">9.4</text:span><text:span text:style-name="T88">Το σύστημα ειδοποιεί τον χρήστη με μήνυμα σφάλματος και αποκλείει πρόσβαση στον λογαριασμό του για 7 μέρες <text:line-break/></text:span><text:span text:style-name="T89">10.4</text:span><text:span text:style-name="T90"><text:s/>Το σύστημα επιστρέφει τον χρήστη στην σελίδα σύνδεσης της πλατφόρμας Auctioneer</text:span></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30"><text:span text:style-name="T91"/></text:p>
      <text:list text:style-name="L31">
        <text:list-item>
          <text:p text:style-name="P31"><text:span text:style-name="T92">Υποβολή αιτήματος χρήστη για αναβάθμιση σε εμπειρογνώμονα</text:span></text:p>
        </text:list-item>
      </text:list>
      <text:p text:style-name="P32"><text:span text:style-name="T93"/></text:p>
      <text:p text:style-name="P33"><text:span text:style-name="T94">Τίτλος:</text:span><text:span text:style-name="T95"><text:s/>Αίτημα<text:s text:c="2"/>αναβάθμισης σε προφίλ εμπειρογνώμονα</text:span></text:p>
      <text:p text:style-name="P33"><text:span text:style-name="T96">Σενάριο:<text:s/></text:span><text:span text:style-name="T97">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P33"><text:span text:style-name="T98">Ηθοποιός:</text:span><text:span text:style-name="T99">Απλός</text:span><text:span text:style-name="T100"><text:s/></text:span><text:span text:style-name="T101">Χρήστης </text:span></text:p>
      <text:p text:style-name="P33"><text:span text:style-name="T102">Στόχος:<text:s/></text:span><text:span text:style-name="T103">Έγκριση του αιτήματος αναβάθμισης σε εμπειρογνώμονα</text:span></text:p>
      <text:p text:style-name="P33"><text:span text:style-name="T104"/></text:p>
      <text:p text:style-name="P33"><text:span text:style-name="T104"/></text:p>
      <text:p text:style-name="P33"><text:span text:style-name="T105">Βασική ροή</text:span></text:p>
      <text:list text:style-name="L34">
        <text:list-item>
          <text:p text:style-name="P34"><text:span text:style-name="T106">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4"><text:span text:style-name="T106">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34"><text:span text:style-name="T106">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34"><text:span text:style-name="T106">Ο χρήστης συμπληρώνει τα υποχρεωτικά πεδία και πατάει συνέχεια </text:span></text:p>
        </text:list-item>
        <text:list-item>
          <text:p text:style-name="P34"><text:span text:style-name="T106">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34"><text:span text:style-name="T106">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34"><text:span text:style-name="T106">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text:s text:c="2"/>που θα εμφανίζεται στο προφίλ του χρήστη σε περίπτωση έγκρισης της αίτησης </text:span></text:p>
        </text:list-item>
        <text:list-item>
          <text:p text:style-name="P34"><text:span text:style-name="T106">Ο χρήστης συμπληρώνει το κείμενο του και πατάει ολοκλήρωση</text:span></text:p>
        </text:list-item>
        <text:list-item>
          <text:p text:style-name="P34"><text:span text:style-name="T106">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34"><text:span text:style-name="T106">Το αίτημα<text:s text:c="2"/>ελέγχεται , εγκρίνεται<text:s text:c="2"/>και το σύστημα στέλνει κατάλληλη ειδοποίηση στον χρήστη</text:span></text:p>
        </text:list-item>
        <text:list-item>
          <text:p text:style-name="P34"><text:span text:style-name="T106">Το σύστημα αλλάζει και διαμορφώνει το προφίλ χρήστη σε προφίλ εμπειρογνώμονα</text:span></text:p>
        </text:list-item>
      </text:list>
      <text:p text:style-name="P35"><text:span text:style-name="T107"/></text:p>
      <text:p text:style-name="P35"><text:span text:style-name="T107"/></text:p>
      <text:p text:style-name="P35"><text:span text:style-name="T107"/></text:p>
      <text:p text:style-name="P35"><text:span text:style-name="T108">Εναλλακτική ροή 1</text:span></text:p>
      <text:p text:style-name="P35"><text:span text:style-name="T108">Περιγραφή:</text:span><text:span text:style-name="T109">Ο χρήστης δεν συμπληρώνει κάποιο από τα υποχρεωτικά πεδία της δεύτερης καρτέλας</text:span></text:p>
      <text:p text:style-name="P35"><text:span text:style-name="T110">5.1<text:s/></text:span><text:span text:style-name="T111">Το σύστημα ειδοποιεί τον χρήστη με μήνυμα παράλειψης του πεδίου </text:span></text:p>
      <text:p text:style-name="P35"><text:span text:style-name="T112"/></text:p>
      <text:p text:style-name="P35"><text:span text:style-name="T113">Εναλλακτική ροή 2</text:span></text:p>
      <text:p text:style-name="P35"><text:span text:style-name="T113">Περιγραφή:</text:span><text:span text:style-name="T114">Ο χρήστης συμπληρώνει ΤΚ που δεν υπάρχει αντιστοιχία</text:span></text:p>
      <text:p text:style-name="P35"><text:span text:style-name="T115">5.2<text:s/></text:span><text:span text:style-name="T116">Το σύστημα ειδοποιεί τον χρήστη με μήνυμα σφάλματος του πεδίου </text:span></text:p>
      <text:p text:style-name="P35"><text:span text:style-name="T117"/></text:p>
      <text:p text:style-name="P35"><text:span text:style-name="T118">Εναλλακτική ροή 3</text:span></text:p>
      <text:p text:style-name="P35"><text:span text:style-name="T118">Περιγραφή:</text:span><text:span text:style-name="T119">Ο χρήστης ανεβάζει αρχείο με το βιογραφικό του μεγαλύτερο από το επιτρεπόμενο </text:span></text:p>
      <text:p text:style-name="P35"><text:span text:style-name="T120">7.3<text:s/></text:span><text:span text:style-name="T121">Το σύστημα ειδοποιεί τον χρήστη με μήνυμα σφάλματος</text:span></text:p>
      <text:p text:style-name="P35"><text:span text:style-name="T122"/></text:p>
      <text:p text:style-name="P35"><text:span text:style-name="T122"/></text:p>
      <text:p text:style-name="P35"><text:span text:style-name="T123">Εναλλακτική ροή 4</text:span></text:p>
      <text:p text:style-name="P35"><text:span text:style-name="T123">Περιγραφή:</text:span><text:span text:style-name="T124">Ο χρήστης γράφει κείμενο με περισσότερες από τις επιτρεπόμενες λέξεις </text:span></text:p>
      <text:p text:style-name="P35"><text:span text:style-name="T125">8.4<text:s/></text:span><text:span text:style-name="T126">Το συστημα δεν επιτρέπει στον χρήστη την εισχώρηση άλλων χαρακτήρων στο κείμενο, αφού έχει φτάσει στο όριο </text:span></text:p>
      <text:p text:style-name="P35"><text:span text:style-name="T127">9.4</text:span><text:span text:style-name="T128"><text:s/></text:span><text:span text:style-name="T129">Το σύστημα τον ειδοποιεί για το επιτρεπόμενο αριθμο χαρακτηρων</text:span></text:p>
      <text:p text:style-name="P35"><text:span text:style-name="T130"/></text:p>
      <text:p text:style-name="P35"><text:span text:style-name="T131">Εναλλακτική ροή 5</text:span></text:p>
      <text:p text:style-name="P35"><text:span text:style-name="T131">Περιγραφή:Το κείμενο που συμπλήρωσε ο χρήστης δεν είναι σύμφωνο με τους κανόνες του συστήματος<text:s text:c="2"/></text:span></text:p>
      <text:p text:style-name="P35"><text:span text:style-name="T132">9.5<text:s/></text:span><text:span text:style-name="T133">Το σύστημα εμφανίζει κατάλληλο μήνυμα σφάλματος στον χρήστη</text:span></text:p>
      <text:p text:style-name="P35"><text:span text:style-name="T134"/></text:p>
      <text:p text:style-name="P35"><text:span text:style-name="T135">Εναλλακτική ροή 6</text:span></text:p>
      <text:p text:style-name="P35"><text:span text:style-name="T135">Περιγραφή:</text:span><text:span text:style-name="T136">Η αίτηση χρήστη δεν εγκρίνεται </text:span></text:p>
      <text:p text:style-name="P35"><text:span text:style-name="T137">10.6<text:s/></text:span><text:span text:style-name="T138">Το σύστημα στέλνει ειδοποίηση απόρριψης στον χρήστη</text:span></text:p>
      <text:p text:style-name="P35"><text:span text:style-name="T139"/></text:p>
      <text:p text:style-name="P35"><text:span text:style-name="T140">Εναλλακτική ροή 7</text:span></text:p>
      <text:p text:style-name="P35"><text:span text:style-name="T140">Περιγραφή:</text:span><text:span text:style-name="T141">Ο χρήστης δεν συμπληρώνει το πεδίο για το βιογραφικό/προϋπηρεσία</text:span><text:span text:style-name="T142"><text:s/></text:span></text:p>
      <text:p text:style-name="P35"><text:span text:style-name="T143">6.7<text:s/></text:span><text:span text:style-name="T144">Το σύστημα εμφανίζει κατάλληλο μήνυμα σφάλματος στον χρήστη</text:span></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7"><text:span text:style-name="T145"/></text:p>
      <text:list text:style-name="L38">
        <text:list-item>
          <text:p text:style-name="P38"><text:span text:style-name="T146">Δημιουργία δημοπρασίας</text:span></text:p>
        </text:list-item>
      </text:list>
      <text:p text:style-name="P39"><text:span text:style-name="T147"/></text:p>
      <text:p text:style-name="P39"><text:span text:style-name="T148">Τίτλος:</text:span><text:span text:style-name="T149"><text:s/>Καταχώρηση νέας δημοπρασίας</text:span></text:p>
      <text:p text:style-name="P39"><text:span text:style-name="T150">Σενάριο:<text:s/></text:span><text:span text:style-name="T151">Ένας χρήστης της εφαρμογής επιθυμεί να καταχωρήσει στο σύστημα ένα νέο αντικείμενο για δημοπρασία<text:s/></text:span><text:span text:style-name="T152">Ηθοποιός:</text:span><text:span text:style-name="T153">Χρήστης σε ρόλο πωλητή</text:span></text:p>
      <text:p text:style-name="P39"><text:span text:style-name="T154">Στόχος:<text:s/></text:span><text:span text:style-name="T155">Επιτυχής καταχώρηση νέας δημοπρασίας</text:span></text:p>
      <text:p text:style-name="P39"><text:span text:style-name="T156"/></text:p>
      <text:p text:style-name="P40"><text:span text:style-name="T157">Βασική ροή:</text:span></text:p>
      <text:list text:style-name="L41">
        <text:list-item>
          <text:p text:style-name="P41"><text:span text:style-name="T158">Ο χρήστης επιλέγει από την πλάγια στήλη το “My Auctions” και το σύστημα τον μεταφέρει αντίστοιχα</text:span></text:p>
        </text:list-item>
        <text:list-item>
          <text:p text:style-name="P42"><text:span text:style-name="T158">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2"><text:span text:style-name="T159">O<text:s/></text:span><text:span text:style-name="T160">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43"><text:span text:style-name="T160">Ο χρήστης συμπληρώνει τα υποχρεωτικά πεδία και επιλέγει συνέχεια<text:s text:c="2"/></text:span></text:p>
        </text:list-item>
        <text:list-item>
          <text:p text:style-name="P43"><text:span text:style-name="T160">Το σύστημα επιβεβαιώνει ότι ο χρήστης έχει συμπληρώσει όλα τα πεδία και εμφανίζει την επόμενη σελίδα της φόρμας με το υποχρεωτικό πεδίο<text:s text:c="2"/>να ανεβάσει ο χρήστης συγκεκριμένο αριθμό φωτογραφιών από το αντικείμενο με αναγραφόμενο επιτρεπόμενο μέγεθος </text:span></text:p>
        </text:list-item>
        <text:list-item>
          <text:p text:style-name="P44"><text:span text:style-name="T160">Ο χρήστης ανεβάζει τις φωτογραφίες και πατάει ολοκλήρωση</text:span></text:p>
        </text:list-item>
        <text:list-item>
          <text:p text:style-name="P44"><text:span text:style-name="T160">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4"><text:span text:style-name="T160">Ο χρήστης συμπληρώνει το ποσό και επιλέγει συνέχεια</text:span></text:p>
        </text:list-item>
        <text:list-item>
          <text:p text:style-name="P44"><text:span text:style-name="T160">Το σύστημα</text:span><text:span text:style-name="T161"><text:s/></text:span><text:span text:style-name="T162">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4"><text:span text:style-name="T162">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4"><text:span text:style-name="T162">Ο χρήστης συμπληρώνει τα στοιχεία και επιλέγει συνέχεια</text:span></text:p>
        </text:list-item>
        <text:list-item>
          <text:p text:style-name="P44"><text:span text:style-name="T162">Το<text:s text:c="2"/>σύστημα επιβεβαιώνει πως<text:s/></text:span><text:span text:style-name="T163">το<text:s/></text:span><text:span text:style-name="T164">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4"><text:span text:style-name="T164">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45"><text:span text:style-name="T165"/></text:p>
      <text:p text:style-name="P45"><text:span text:style-name="T165"/></text:p>
      <text:p text:style-name="P45"><text:span text:style-name="T166"><text:line-break/></text:span><text:span text:style-name="T167">Εναλλακτική ροή 1</text:span></text:p>
      <text:p text:style-name="P46"><text:span text:style-name="T167">Περιγραφή:</text:span><text:span text:style-name="T168">Ο χρήστης δεν συμπληρώνει κάποιο από τα υποχρεωτικά πεδία της δεύτερης σελίδας</text:span></text:p>
      <text:p text:style-name="P46"><text:span text:style-name="T169">5.1<text:s/></text:span><text:span text:style-name="T170">Το σύστημα ειδοποιεί τον χρήστη με μήνυμα παράλειψης του πεδίου </text:span></text:p>
      <text:p text:style-name="P46"><text:span text:style-name="T171"/></text:p>
      <text:p text:style-name="P46"><text:span text:style-name="T172">Εναλλακτική ροή 2</text:span></text:p>
      <text:p text:style-name="P46"><text:span text:style-name="T172">Περιγραφή:</text:span><text:span text:style-name="T173">Ο χρήστης συμπληρώνει λάθος κάποιο από τα υποχρεωτικά πεδία της δεύτερης καρτέλας</text:span></text:p>
      <text:p text:style-name="P46"><text:span text:style-name="T174">5.2<text:s/></text:span><text:span text:style-name="T175">Το σύστημα ειδοποιεί τον χρήστη με μήνυμα σφάλματος του πεδίου</text:span><text:span text:style-name="T176"><text:s/></text:span></text:p>
      <text:p text:style-name="P46"><text:span text:style-name="T177"/></text:p>
      <text:p text:style-name="P46"><text:span text:style-name="T178">Εναλλακτική ροή 3</text:span></text:p>
      <text:p text:style-name="P46"><text:span text:style-name="T178">Περιγραφή:</text:span><text:span text:style-name="T179">Ο χρήστης ανεβάζει περισσότερες φωτογραφίες από τις επιτρεπόμενες </text:span></text:p>
      <text:p text:style-name="P46"><text:span text:style-name="T180">7.3<text:s/></text:span><text:span text:style-name="T18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82"/></text:p>
      <text:p text:style-name="P47"><text:span text:style-name="T182"/></text:p>
      <text:p text:style-name="P47"><text:span text:style-name="T183">Εναλλακτική ροή 4</text:span></text:p>
      <text:p text:style-name="P47"><text:span text:style-name="T184">Περιγραφή:<text:s/></text:span><text:span text:style-name="T185">Ο χρήστης ανεβάζει φωτογραφίες μεγαλύτερες από το επιτρεπόμενο μέγεθος </text:span></text:p>
      <text:p text:style-name="P47"><text:span text:style-name="T186">7.4<text:s/></text:span><text:span text:style-name="T187">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88"/></text:p>
      <text:p text:style-name="P47"><text:span text:style-name="T189">Εναλλακτική ροή 5</text:span></text:p>
      <text:p text:style-name="P47"><text:span text:style-name="T190">Περιγραφή:<text:s/></text:span><text:span text:style-name="T191">Ο χρήστης ανεβάζει αρχεία στο πεδίο των φωτογραφιών που δεν είναι σύμφωνα με τις προδιαγραφές του συστήματος<text:s text:c="2"/></text:span></text:p>
      <text:p text:style-name="P47"><text:span text:style-name="T192">7.5<text:s/></text:span><text:span text:style-name="T193">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94"/></text:p>
      <text:p text:style-name="P47"><text:span text:style-name="T195">Εναλλακτική ροή 6</text:span></text:p>
      <text:p text:style-name="P47"><text:span text:style-name="T196">Περιγραφή:<text:s/></text:span><text:span text:style-name="T197">Ο χρήστης δεν καταχωρεί σωστά το πεδίο με την τιμή για άμεση αγορά</text:span></text:p>
      <text:p text:style-name="P47"><text:span text:style-name="T198">10.6<text:s/></text:span><text:span text:style-name="T199">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200"/></text:p>
      <text:p text:style-name="P47"><text:span text:style-name="T201">Εναλλακτική ροή 7</text:span></text:p>
      <text:p text:style-name="P47"><text:span text:style-name="T201">Π</text:span><text:span text:style-name="T202">εριγραφή:<text:s/></text:span><text:span text:style-name="T203">Ο χρήστης επιλέγει επεξεργασία πληροφοριών στην καρτέλα προεπισκόπησης </text:span></text:p>
      <text:p text:style-name="P47"><text:span text:style-name="T204">14.7<text:s/></text:span><text:span text:style-name="T205">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47"><text:span text:style-name="T206"/></text:p>
      <text:p text:style-name="P47"><text:span text:style-name="T207">Εναλλακτική ροή 8</text:span></text:p>
      <text:p text:style-name="P47"><text:span text:style-name="T207">Π</text:span><text:span text:style-name="T208">εριγραφή:<text:s/></text:span><text:span text:style-name="T209">Ο χρήστης επιλέγει απόρριψη στην καρτέλα προεπισκόπησης </text:span></text:p>
      <text:p text:style-name="P47"><text:span text:style-name="T210">14.8</text:span><text:span text:style-name="T211"><text:s/></text:span><text:span text:style-name="T212">To<text:s/></text:span><text:span text:style-name="T213">σύστημα ακυρώνει την διαδικασία και επιστρέφει τον χρήστη στην καρτέλα “My Auctions”</text:span></text:p>
      <text:p text:style-name="P47"><text:span text:style-name="T214"/></text:p>
      <text:p text:style-name="P47"><text:span text:style-name="T215">Εναλλακτική ροή 9</text:span></text:p>
      <text:p text:style-name="P47"><text:span text:style-name="T216">Περιγραφή:<text:s/></text:span><text:span text:style-name="T217">Το σύστημα δεν επιβεβαιώνει το αίτημα πρόσληψης εμπειρογνώμονα</text:span></text:p>
      <text:p text:style-name="P47"><text:span text:style-name="T218">14.9</text:span><text:span text:style-name="T219">Το σύστημα ειδοποιεί τον χρήστη με κατάλληλο μήνυμα σφάλματος</text:span></text:p>
      <text:p text:style-name="P47"><text:span text:style-name="T220"/></text:p>
      <text:p text:style-name="P47"><text:span text:style-name="T221">Εναλλακτική ροή 10</text:span></text:p>
      <text:p text:style-name="P47"><text:span text:style-name="T222">Περιγραφή:<text:s/></text:span><text:span text:style-name="T223">Ο χρήστης δεν επιλέγει να συμπληρώσει ποσό για άμεση αγορά</text:span></text:p>
      <text:p text:style-name="P47"><text:span text:style-name="T224">9.10<text:s/></text:span><text:span text:style-name="T225">Το σύστημα εμφανίζει την επόμενη σελίδα με την επιλογή αν ο χρήστης έχει προσλάβει εμπειρογνώμονα για την δημοπρασία</text:span></text:p>
      <text:p text:style-name="P47"><text:span text:style-name="T226"/></text:p>
      <text:p text:style-name="P47"><text:span text:style-name="T226"/></text:p>
      <text:list text:style-name="L48">
        <text:list-item>
          <text:p text:style-name="P48"><text:span text:style-name="T227">Πρόσληψη εμπειρογνώμονα </text:span></text:p>
        </text:list-item>
      </text:list>
      <text:p text:style-name="P49"><text:span text:style-name="T228"/></text:p>
      <text:p text:style-name="P49"><text:span text:style-name="T228"/></text:p>
      <text:p text:style-name="P49"><text:span text:style-name="T229">Σημείωση</text:span><text:span text:style-name="T230">:<text:s/></text:span><text:span text:style-name="T231">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49"><text:span text:style-name="T232"/></text:p>
      <text:p text:style-name="P49"><text:span text:style-name="T233">Τίτλος:</text:span><text:span text:style-name="T234">Αίτημα πρόσληψης εμπειρογνώμονα</text:span></text:p>
      <text:p text:style-name="P49"><text:span text:style-name="T235">Σενάριο:<text:s/></text:span><text:span text:style-name="T236">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P49"><text:span text:style-name="T237">Ηθοποιός:</text:span><text:span text:style-name="T238">Χρήστης σε ρόλο αγοραστή,εμπειρογνώμονας</text:span></text:p>
      <text:p text:style-name="P49"><text:span text:style-name="T239">Στόχος:<text:s/></text:span><text:span text:style-name="T240">Επιτυχής πρόσληψη εμπειρογνώμονα</text:span></text:p>
      <text:p text:style-name="P50"><text:span text:style-name="T241"/></text:p>
      <text:p text:style-name="P50"><text:span text:style-name="T242">Βασική ροή:</text:span></text:p>
      <text:list text:style-name="L51">
        <text:list-item>
          <text:p text:style-name="P51"><text:span text:style-name="T243">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52"><text:span text:style-name="T243">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52"><text:span text:style-name="T243">Ο χρήστης επιλέγει το πεδίο πρόσληψης εμπειρογνώμονα και το σύστημα εμφανίζει καρτέλα με τα απαραίτητα στοιχεία προς συμπλήρωση(στοιχεία χρήστη και κωδικός δημοπρασίας)</text:span></text:p>
        </text:list-item>
        <text:list-item>
          <text:p text:style-name="P52"><text:span text:style-name="T243">Ο χρήστης συμπληρώνει τα πεδία και επιλέγει “Συνέχεια” </text:span></text:p>
        </text:list-item>
        <text:list-item>
          <text:p text:style-name="P52"><text:span text:style-name="T243">Το σύστημα βρίσκει ότι υπάρχει δημοπρασία στο σύστημα με αυτό τον κωδικό και ελέγχει για τον εναπομείναντα χρόνο της δημοπρασίας</text:span></text:p>
        </text:list-item>
        <text:list-item>
          <text:p text:style-name="P52"><text:span text:style-name="T243">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52"><text:span text:style-name="T243">Ο εμπειρογνώμονας αποδέχεται την αίτηση και μια ειδοποίηση αποδοχής στέλνεται στον χρήστη με την επιλογή για direct chat μεταξύ των δύο<text:s text:c="2"/></text:span></text:p>
        </text:list-item>
        <text:list-item>
          <text:p text:style-name="P52"><text:span text:style-name="T243">Ο χρήστης</text:span><text:span text:style-name="T244"><text:s/></text:span><text:span text:style-name="T245">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53"><text:span text:style-name="T246"><text:line-break/></text:span><text:span text:style-name="T247">Εναλλακτική ροή 1</text:span></text:p>
      <text:p text:style-name="P53"><text:span text:style-name="T247">Περιγραφή:</text:span><text:span text:style-name="T248">Ο εμπειρογνώμονας απορρίπτει την αίτηση πρόσληψης του χρήστη</text:span></text:p>
      <text:p text:style-name="P53"><text:span text:style-name="T249">7.1<text:s/></text:span><text:span text:style-name="T250">Το σύστημα στέλνει ειδοποίηση απόρριψης στον χρήστη</text:span><text:span text:style-name="T251"><text:s/></text:span></text:p>
      <text:p text:style-name="P53"><text:span text:style-name="T252"/></text:p>
      <text:p text:style-name="P53"><text:span text:style-name="T253">Εναλλακτική ροή 2</text:span></text:p>
      <text:p text:style-name="P53"><text:span text:style-name="T253">Περιγραφή:</text:span><text:span text:style-name="T254">Το σύστημα βρίσκει ότι δεν υπάρχει καταχωρημένη δημοπρασία με αυτό τον κωδικό</text:span></text:p>
      <text:p text:style-name="P53"><text:span text:style-name="T255">5.2<text:s/></text:span><text:span text:style-name="T256">Το σύστημα εμφανίζει κατάλληλο μήνυμα σφάλματος στον χρήστη και απορρίπτει την αίτηση πρόσληψης <text:line-break/></text:span></text:p>
      <text:p text:style-name="P53"><text:span text:style-name="T257"><text:s/><text:line-break/></text:span><text:span text:style-name="T258">Εναλλακτική ροή 3</text:span></text:p>
      <text:p text:style-name="P53"><text:span text:style-name="T258">Περιγραφή:</text:span><text:span text:style-name="T259">Ο εναπομείναντας χρόνος της δημοπρασίας δεν είναι επαρκής</text:span></text:p>
      <text:p text:style-name="P53"><text:span text:style-name="T260">6.3<text:s/></text:span><text:span text:style-name="T261">Το σύστημα εμφανίζει κατάλληλο μήνυμα σφάλματος στον χρήστη και απορρίπτει την αίτηση πρόσληψης </text:span></text:p>
      <text:p text:style-name="P53"><text:span text:style-name="T262"/></text:p>
      <text:p text:style-name="P53"><text:span text:style-name="T263">Εναλλακτική ροή 4:</text:span></text:p>
      <text:p text:style-name="P53"><text:span text:style-name="T263">Περιγραφή:</text:span><text:span text:style-name="T264">Ο εμπειρογνώμονας δεν αποδέχεται το μήνυμα </text:span></text:p>
      <text:p text:style-name="P53"><text:span text:style-name="T265"><text:s/>9.1<text:s/></text:span><text:span text:style-name="T266">Το σύστημα ακυρώνει το αίτημα πρόσληψης και στέλνει αντίστοιχη ειδοποίηση ακύρωσης στον χρήστη </text:span></text:p>
      <text:p text:style-name="P53"><text:span text:style-name="T267"/></text:p>
      <text:p text:style-name="P53"><text:span text:style-name="T268"><text:line-break/></text:span></text:p>
      <text:p text:style-name="P53"><text:span text:style-name="T269"/></text:p>
      <text:p text:style-name="P53"><text:span text:style-name="T269"/></text:p>
      <text:list text:style-name="L54">
        <text:list-item>
          <text:p text:style-name="P54"><text:span text:style-name="T270">Εξέλιξη Δημοπρασίας</text:span></text:p>
        </text:list-item>
      </text:list>
      <text:p text:style-name="P55"><text:span text:style-name="T271"/></text:p>
      <text:p text:style-name="P55"><text:span text:style-name="T272">Τίτλος:</text:span><text:span text:style-name="T273">Υποβολή προσφοράς σε μια δημοπρασία</text:span></text:p>
      <text:p text:style-name="P55"><text:span text:style-name="T274">Σενάριο:<text:s/></text:span><text:span text:style-name="T275">Ένας χρήστης επιθυμεί να συμμετάσχει σε μια δημοπρασία υποβάλλοντας προσφορά για το αντικείμενο </text:span></text:p>
      <text:p text:style-name="P55"><text:span text:style-name="T276">Ηθοποιός:</text:span><text:span text:style-name="T277">Χρήστης σε ρόλο πωλητή,χρήστης σε ρόλο αγοραστή</text:span></text:p>
      <text:p text:style-name="P55"><text:span text:style-name="T278">Στόχος:<text:s/></text:span><text:span text:style-name="T279">Επιτυχής υποβολή προσφοράς και κατοχύρωση του αντικειμένου</text:span><text:span text:style-name="T280"><text:line-break/></text:span></text:p>
      <text:p text:style-name="P56"><text:span text:style-name="T281">Βασική ροή:</text:span></text:p>
      <text:list text:style-name="L57">
        <text:list-item>
          <text:p text:style-name="P57"><text:span text:style-name="T282">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58"><text:span text:style-name="T282">Ο χρήστης συμπληρώνει το ποσό που επιθυμεί και επιλέγει ολοκλήρωση</text:span></text:p>
        </text:list-item>
        <text:list-item>
          <text:p text:style-name="P58"><text:span text:style-name="T282">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58"><text:span text:style-name="T282">Το σύστημα ανανεώνει τον πίνακα με τις προσφορές και το πλαίσιο “Leading bid”</text:span></text:p>
        </text:list-item>
        <text:list-item>
          <text:p text:style-name="P58"><text:span text:style-name="T282">Το σύστημα κάνει έλεγχο για τον εναπομείναντα χρόνο και στην λήξη του τερματίζει την δημοπρασία</text:span></text:p>
        </text:list-item>
        <text:list-item>
          <text:p text:style-name="P58"><text:span text:style-name="T282">Το σύστημα λήγει την δημοπρασία και ελέγχει την λίστα των προσφορών. </text:span></text:p>
        </text:list-item>
        <text:list-item>
          <text:p text:style-name="P58"><text:span text:style-name="T282">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58"><text:span text:style-name="T282">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text:s text:c="2"/>δημοπρασίας σε όλους όσους είχαν δηλώσει προσφορά για το αντικείμενο </text:span></text:p>
        </text:list-item>
      </text:list>
      <text:p text:style-name="P59"><text:span text:style-name="T283"/></text:p>
      <text:p text:style-name="P60"><text:span text:style-name="T284">Εναλλακτική ροή 1:</text:span></text:p>
      <text:p text:style-name="P60"><text:span text:style-name="T284">Περιγραφή:</text:span><text:span text:style-name="T285">Ο χρήστης δεν συμπληρώνει το πεδίο για το ποσό </text:span></text:p>
      <text:p text:style-name="P60"><text:span text:style-name="T286">2.1:</text:span><text:span text:style-name="T287">Το σύστημα στέλνει μήνυμα παράλειψης στον χρήστη </text:span></text:p>
      <text:p text:style-name="P60"><text:span text:style-name="T288"><text:line-break/></text:span><text:span text:style-name="T289">Εναλλακτική ροή 2:</text:span></text:p>
      <text:p text:style-name="P60"><text:span text:style-name="T289">Περιγραφή:</text:span><text:span text:style-name="T290">Η προσφορά είναι μικρότερη από την τελευταία (ή την εναρκτήρια) προσφορά</text:span></text:p>
      <text:p text:style-name="P60"><text:span text:style-name="T291">3.2:</text:span><text:span text:style-name="T292">Το σύστημα στέλνει μήνυμα σφάλματος στον χρήστη </text:span></text:p>
      <text:p text:style-name="P60"><text:span text:style-name="T293"/></text:p>
      <text:p text:style-name="P60"><text:span text:style-name="T294">Εναλλακτική ροή 3:</text:span></text:p>
      <text:p text:style-name="P60"><text:span text:style-name="T294">Περιγραφή:</text:span><text:span text:style-name="T295">Ο χρήστης δεν ολοκληρώνει την πληρωμή εντός του χρονικού περιθωρίου που ορίζει το σύστημα</text:span></text:p>
      <text:p text:style-name="P60"><text:span text:style-name="T296">9.3:</text:span><text:span text:style-name="T297">Το σύστημα στέλνει κατάλληλη ειδοποίηση απόρριψης στον χρήστη</text:span></text:p>
      <text:p text:style-name="P60"><text:span text:style-name="T298">10.4:</text:span><text:span text:style-name="T299"><text:s/></text:span><text:span text:style-name="T300">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60"><text:span text:style-name="T301"/></text:p>
      <text:p text:style-name="P60"><text:span text:style-name="T301"/></text:p>
      <text:list text:style-name="L61">
        <text:list-item>
          <text:p text:style-name="P61"><text:span text:style-name="T302">Αλλαγή Σε Εταιρικό Προφίλ</text:span></text:p>
        </text:list-item>
      </text:list>
      <text:p text:style-name="P62"><text:span text:style-name="T303"/></text:p>
      <text:p text:style-name="P62"><text:span text:style-name="T304">Τίτλος:</text:span><text:span text:style-name="T305">Αίτηση αλλαγής του προφίλ χρήστη σε εταιρικό</text:span></text:p>
      <text:p text:style-name="P62"><text:span text:style-name="T306">Σενάριο:<text:s/></text:span><text:span text:style-name="T307">Ένας χρήστης επιθυμεί να αλλάξει το προφίλ του σε εταιρικό </text:span></text:p>
      <text:p text:style-name="P62"><text:span text:style-name="T308">Ηθοποιός:</text:span><text:span text:style-name="T309">Χρήστης </text:span></text:p>
      <text:p text:style-name="P62"><text:span text:style-name="T310">Στόχος:<text:s/></text:span><text:span text:style-name="T311">Επιτυχής αλλαγή του προφίλ σε εταιρικό</text:span></text:p>
      <text:p text:style-name="P63"><text:span text:style-name="T312">Βασική ροή:</text:span></text:p>
      <text:list text:style-name="L64">
        <text:list-item>
          <text:p text:style-name="P64"><text:span text:style-name="T313">Ο χρήστης επιλέγει από το πλάγιο μενού το “My Account” και το σύστημα εμφανίζει στον χρήστη το προσωπικό του προφίλ</text:span></text:p>
        </text:list-item>
        <text:list-item>
          <text:p text:style-name="P65"><text:span text:style-name="T313">Ο χρήστης επιλέγει το “Switch to company profile”και το σύστημα αναζήτα αν έχει εντάξει ήδη σε αυτό τα απαιτούμενα στοιχεία(ΔΟΥ, εταιρικό ΑΦΜ)</text:span></text:p>
        </text:list-item>
        <text:list-item>
          <text:p text:style-name="P65"><text:span text:style-name="T313">Το σύστημα δεν εντοπίζει στην βάση δεδομένων τα απαραίτητα στοιχεία και εμφανίζει στον χρήστη ένα νέο παράθυρο-φόρμα με σκοπό την εισαγωγή των στοιχείων</text:span></text:p>
        </text:list-item>
        <text:list-item>
          <text:p text:style-name="P65"><text:span text:style-name="T313">Ο χρήστης εισάγει τα υποχρεωτικά πεδία: 1)όνομα εταιρικού προφίλ, 2)ΔΟΥ, 3)εταιρικό ΑΦΜ και επιλέγει<text:s text:c="2"/>να συμπληρώσει το προαιρετικό πεδίο “Ιστοσελίδα εταιρείας” και επιλέγει “Ολοκλήρωση”</text:span></text:p>
        </text:list-item>
        <text:list-item>
          <text:p text:style-name="P65"><text:span text:style-name="T313">Το σύστημα επιβεβαιώνει ότι ο χρήστης συμπλήρωσε τα υποχρεωτικά πεδία και αν τα στοιχεία είναι σωστά</text:span><text:span text:style-name="T314"><text:s/></text:span></text:p>
        </text:list-item>
        <text:list-item>
          <text:p text:style-name="P65"><text:span text:style-name="T315">Το σύστημα αποδέχεται το αίτημα για την αλλαγή σε εταιρικό προφίλ και εντάσσει τα νέα στοιχεία στην βάση δεδομένων.</text:span></text:p>
        </text:list-item>
        <text:list-item>
          <text:p text:style-name="P65"><text:span text:style-name="T315">Το σύστημα επιστρέφει τον χρήστη στο προφίλ του ως εταιρικό συμβολίζοντας το πλέον με το αντίστοιχο εικονίδιο.<text:line-break/></text:span></text:p>
        </text:list-item>
      </text:list>
      <text:p text:style-name="P66"><text:span text:style-name="T316"/></text:p>
      <text:p text:style-name="P66"><text:span text:style-name="T317">Εναλλακτική Ροή 1</text:span></text:p>
      <text:p text:style-name="P66"><text:span text:style-name="T317">Περιγραφή:</text:span><text:span text:style-name="T318">Τα στοιχεία για το εταιρικό προφίλ υπάρχουν ήδη στην βάση </text:span></text:p>
      <text:p text:style-name="P66"><text:span text:style-name="T319">3.1:</text:span><text:span text:style-name="T320"><text:s/></text:span><text:span text:style-name="T321">Το σύστημα εμφανίζει στον χρήστη σελίδα-φόρμα με συμπληρωμένα τα υποχρεωτικά πεδία που υπάρχουν στην βάση </text:span></text:p>
      <text:p text:style-name="P66"><text:span text:style-name="T322">Εναλλακτική Ροή 1</text:span></text:p>
      <text:p text:style-name="P66"><text:span text:style-name="T322">Περιγραφή:</text:span><text:span text:style-name="T323">Ο χρήστης επιλέγει να αλλάξει κάποιο από τα ήδη καταχωρημένα στοιχεία</text:span></text:p>
      <text:p text:style-name="P66"><text:span text:style-name="T324">3.1:</text:span><text:span text:style-name="T325"><text:s/></text:span><text:span text:style-name="T326">Το σύστημα εμφανίζει στον χρήστη σελίδα-φόρμα με συμπληρωμένα τα υποχρεωτικά πεδία που υπάρχουν στην βάση</text:span></text:p>
      <text:p text:style-name="P66"><text:span text:style-name="T327">3.1.</text:span><text:span text:style-name="T328">α Ο χρήστης επιλέγει “Επεξεργασία Πληροφοριών” και το σύστημα του εμφανίζει την σελίδα το παράθυρο-φόρμα με τα στοιχεία για επεξεργασία </text:span></text:p>
      <text:p text:style-name="P66"><text:span text:style-name="T329"/></text:p>
      <text:p text:style-name="P66"><text:span text:style-name="T330">Εναλλακτική Ροή 2</text:span></text:p>
      <text:p text:style-name="P66"><text:span text:style-name="T330">Περιγραφή:</text:span><text:span text:style-name="T331">Ο χρήστης δεν έχει συμπληρώσει όλα τα υποχρεωτικά πεδία</text:span></text:p>
      <text:p text:style-name="P66"><text:span text:style-name="T332">4.2:</text:span><text:span text:style-name="T333"><text:s/></text:span><text:span text:style-name="T334">Το σύστημα εμφανίζει μήνυμα παράλειψης στον χρήστη </text:span></text:p>
      <text:p text:style-name="P66"><text:span text:style-name="T335"/></text:p>
      <text:p text:style-name="P66"><text:span text:style-name="T336">Εναλλακτική Ροή 3</text:span></text:p>
      <text:p text:style-name="P66"><text:span text:style-name="T336">Περιγραφή:</text:span><text:span text:style-name="T337">Ο χρήστης δεν έχει συμπληρώσει σωστά τα πεδία</text:span></text:p>
      <text:p text:style-name="P66"><text:span text:style-name="T338">4.3:</text:span><text:span text:style-name="T339"><text:s/></text:span><text:span text:style-name="T340">Το σύστημα εντοπίζει ποιο πεδίο δεν έχει συμπληρωθεί σωστά και εμφανίζει μήνυμα σφάλματος για το αντίστοιχο πεδίο </text:span></text:p>
      <text:p text:style-name="P66"><text:span text:style-name="T341"/></text:p>
      <text:p text:style-name="P66"><text:span text:style-name="T341"/></text:p>
      <text:p text:style-name="P66"><text:span text:style-name="T341"/></text:p>
      <text:p text:style-name="P66"><text:span text:style-name="T341"/></text:p>
      <text:list text:style-name="L67">
        <text:list-item>
          <text:p text:style-name="P67"><text:span text:style-name="T342">Αναζήτηση δημοπρασίας μέσω κατηγοριοποίησης</text:span></text:p>
        </text:list-item>
      </text:list>
      <text:p text:style-name="P68"><text:span text:style-name="T343"/></text:p>
      <text:p text:style-name="P68"><text:span text:style-name="T344">Τίτλος:</text:span><text:span text:style-name="T345">Αναζήτηση μέσω κατηγοριοποίησης </text:span></text:p>
      <text:p text:style-name="P68"><text:span text:style-name="T346">Σενάριο:<text:s/></text:span><text:span text:style-name="T347">Ένας χρήστης επιθυμεί να αναζητήσει μια δημοπρασίες σε μια συγκεκριμένη κατηγορία<text:s text:c="2"/></text:span></text:p>
      <text:p text:style-name="P68"><text:span text:style-name="T348">Ηθοποιός:</text:span><text:span text:style-name="T349">Χρήστης </text:span></text:p>
      <text:p text:style-name="P68"><text:span text:style-name="T350">Στόχος:<text:s/></text:span><text:span text:style-name="T351">Επιτυχή αλλαγή του προφίλ σε εταιρικό</text:span></text:p>
      <text:p text:style-name="P69"><text:span text:style-name="T352"><text:s/></text:span></text:p>
      <text:p text:style-name="P70"><text:span text:style-name="T352"><text:s/></text:span><text:span text:style-name="T353">Βασική Ροή</text:span></text:p>
      <text:list text:style-name="L71">
        <text:list-item>
          <text:p text:style-name="P71"><text:span text:style-name="T354">O<text:s/></text:span><text:span text:style-name="T355">χρήστης επιλέγει από το πλάγιο μενού το “Browse Auctions” και το σύστημα αναζητά και εμφανίζει στην οθόνη όλες τις διαθέσιμες κατηγορίες δημοπρασιών</text:span></text:p>
        </text:list-item>
        <text:list-item>
          <text:p text:style-name="P71"><text:span text:style-name="T355">Ο χρήστης επιλέγει την κατηγορία που τον ενδιαφέρει και συνεχίζει την αναζήτηση.Tο σύστημα εμφανίζει τις διαθέσιμες υποκατηγορίες</text:span></text:p>
        </text:list-item>
        <text:list-item>
          <text:p text:style-name="P71"><text:span text:style-name="T355">Ο χρήστης επιλέγει την υποκατηγορία της αρεσκείας του και το σύστημα εμφανίζει στην οθόνη όλες τις διαθέσιμες δημοπρασίες της υποκατηγορίας</text:span></text:p>
        </text:list-item>
        <text:list-item>
          <text:p text:style-name="P71"><text:span text:style-name="T355">Ο χρήστης επιλέγει να ενσωματώσει φίλτρα επιλέγοντας το αντίστοιχο εικονίδιο και το σύστημα εμφανίζει τα διαθέσιμα φίλτρα </text:span></text:p>
        </text:list-item>
        <text:list-item>
          <text:p text:style-name="P71"><text:span text:style-name="T355">Ο χρήστης επιλέγει τα φίλτρα που επιθυμεί και επιλέγει “Αναζήτηση”</text:span></text:p>
        </text:list-item>
        <text:list-item>
          <text:p text:style-name="P71"><text:span text:style-name="T355">Το σύστημα εμφανίζει στην οθόνη όλες τις διαθέσιμες δημοπρασίες που ταιριάζουν με τα φίλτρα<text:s text:c="2"/></text:span></text:p>
        </text:list-item>
        <text:list-item>
          <text:p text:style-name="P71"><text:span text:style-name="T355">Ο χρήστης περιηγείται στην οθόνη με τις διαθέσιμες δημοπρασίες και επιλέγει μια για επισκόπηση.Το σύστημα εμφανίζει όλες τις πληροφορίες που έχουν καταχωρηθεί για αυτό το αντικείμενο</text:span></text:p>
        </text:list-item>
      </text:list>
      <text:p text:style-name="P72"><text:span text:style-name="T356"/></text:p>
      <text:p text:style-name="P72"><text:span text:style-name="T356"/></text:p>
      <text:p text:style-name="P72"><text:span text:style-name="T356"/></text:p>
      <text:p text:style-name="P72"><text:span text:style-name="T356"/></text:p>
      <text:p text:style-name="P73"><text:span text:style-name="T356"/></text:p>
      <text:p text:style-name="P74"><text:span text:style-name="T357">Εναλλακτική Ροή</text:span></text:p>
      <text:p text:style-name="P74"><text:span text:style-name="T357">Περιγραφή:</text:span><text:span text:style-name="T358">Δεν υπάρχουν διαθέσιμες δημοπρασίες στην υποκατηγορία</text:span></text:p>
      <text:p text:style-name="P75"><text:span text:style-name="T359"/></text:p>
      <text:p text:style-name="P76"><text:span text:style-name="T360">3.1.</text:span><text:span text:style-name="T361">α<text:s/></text:span><text:span text:style-name="T362">Το σύστημα ενημερώνει τον χρήστη πως δεν υπάρχουν διαθέσιμες δημοπρασίες σε αυτή την υποκατηγορία</text:span></text:p>
      <text:p text:style-name="P77"><text:span text:style-name="T363"/></text:p>
      <text:p text:style-name="P78"><text:span text:style-name="T364">3.1.</text:span><text:span text:style-name="T365">β</text:span><text:span text:style-name="T366"><text:s/>Ο χρήστης επιλέγει μια άλλη υποκατηγορία από τις διαθέσιμες και η ροή συνεχίζεται από το βήμα 4 της βασικής ροής</text:span></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9"><text:span text:style-name="T367"/></text:p>
      <text:list text:style-name="L80">
        <text:list-item>
          <text:p text:style-name="P80"><text:span text:style-name="T368">Live<text:s/></text:span><text:span text:style-name="T369">Δημοπρασία</text:span></text:p>
        </text:list-item>
      </text:list>
      <text:p text:style-name="P81"><text:span text:style-name="T370"/></text:p>
      <text:p text:style-name="P81"><text:span text:style-name="T371">Τίτλος:</text:span><text:span text:style-name="T372">Συμμετοχή σε</text:span><text:span text:style-name="T373"><text:s/></text:span><text:span text:style-name="T374">Live Δημοπρασία</text:span></text:p>
      <text:p text:style-name="P81"><text:span text:style-name="T375">Σενάριο:<text:s/></text:span><text:span text:style-name="T376">Ένας χρήστης εισέρχεται και συμμετέχει σε μια live δημοπρασία στην οποία έχει δηλώσει συμμετοχή</text:span></text:p>
      <text:p text:style-name="P81"><text:span text:style-name="T377">Ηθοποιός:</text:span><text:span text:style-name="T378">Χρήστης σε ρόλο αγοραστή</text:span></text:p>
      <text:p text:style-name="P81"><text:span text:style-name="T379">Στόχος:<text:s/></text:span><text:span text:style-name="T380">Συμμετοχή στην εκδήλωση και κατοχύρωση του αντικειμένου</text:span><text:span text:style-name="T381"><text:s/></text:span></text:p>
      <text:p text:style-name="P82"><text:span text:style-name="T382"/></text:p>
      <text:p text:style-name="P82"><text:span text:style-name="T383">Βασική Ροή</text:span></text:p>
      <text:p text:style-name="P83"><text:span text:style-name="T384"><text:s text:c="9"/></text:span><text:span text:style-name="T385"><text:s text:c="6"/></text:span></text:p>
      <text:list text:style-name="L84">
        <text:list-item>
          <text:p text:style-name="P84"><text:span text:style-name="T386">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84"><text:span text:style-name="T386">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84"><text:span text:style-name="T386">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84"><text:span text:style-name="T386">Ο χρήστης επιλέγει να υποβάλει νέα προσφορά για το αντικείμενο και του εμφανίζει την κατάλληλη οθόνη</text:span></text:p>
        </text:list-item>
        <text:list-item>
          <text:p text:style-name="P84"><text:span text:style-name="T386">Ο χρήστης υποβάλει το ποσό που επιθυμεί,πατάει<text:s text:c="2"/>επιβεβαίωση και το σύστημα ελέγχει το ποσό σύμφωνα με τις προϋποθέσεις που έχει δηλώσει ο δημιουργός και το αποδέχεται</text:span></text:p>
        </text:list-item>
        <text:list-item>
          <text:p text:style-name="P84"><text:span text:style-name="T386">Το σύστημα ελέγχει με σειρά προτεραιότητας τους χρήστες που υπέβαλαν αίτηση, βρίσκει ότι ο χρήστης είναι ο πρώτος στην λίστα και στέλνει ειδοποίηση στον δημιουργό της εκδήλωσης πως υπεβλήθει νέα προσφορά</text:span></text:p>
        </text:list-item>
        <text:list-item>
          <text:p text:style-name="P84"><text:span text:style-name="T386">Το σύστημα ενημερώνει το “Leading bid” της Live Δημοπρασίας</text:span></text:p>
        </text:list-item>
        <text:list-item>
          <text:p text:style-name="P84"><text:span text:style-name="T386">Το σύστημα μετρά αντίστροφα για 5 λεπτά δίνοντας περιθώριο για νέες υποβολές από τους άλλους ενδιαφερόμενους.</text:span></text:p>
        </text:list-item>
        <text:list-item>
          <text:p text:style-name="P84"><text:span text:style-name="T386">Το σύστημα εμφανίζει ειδοποίηση επιτυχίας στον χρήστη για την κατοχύρωση του αντικειμένου και ένα νέο παράθυρο για<text:s text:c="2"/>μεταφορά στο σύστημα πληρωμής της εφαρμογής και αντίστοιχο μήνυμα επιτυχίας στον δημιουργό με τα στοιχεία του αγοραστή</text:span></text:p>
        </text:list-item>
        <text:list-item>
          <text:p text:style-name="P84"><text:span text:style-name="T386">Το σύστημα μεταφέρει τον χρήστη στο περιβάλλον πληρωμής για ολοκλήρωση της αγοράς όπου έχει συγκεκριμένο χρονικό περιθώριο για να ταυτοποιήσει τα στοιχεία πληρωμής του</text:span></text:p>
        </text:list-item>
        <text:list-item>
          <text:p text:style-name="P84"><text:span text:style-name="T386">Ο χρήστης ολοκληρώνει την πληρωμή και το σύστημα τον ανακατευθύνει στην σελίδα της Live Δημοπρασίας</text:span></text:p>
        </text:list-item>
        <text:list-item>
          <text:p text:style-name="P84"><text:span text:style-name="T386">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ό</text:span></text:p>
        </text:list-item>
      </text:list>
      <text:p text:style-name="P85"><text:span text:style-name="T387"/></text:p>
      <text:p text:style-name="P85"><text:span text:style-name="T388">Εναλλακτική ροή 1</text:span></text:p>
      <text:p text:style-name="P85"><text:span text:style-name="T388">Περιγραφή:</text:span><text:span text:style-name="T389">Ο χρήστης εισέρχεται στην live δημοπρασία ως παρατηρητής</text:span></text:p>
      <text:p text:style-name="P86"><text:span text:style-name="T390"><text:s text:c="4"/></text:span></text:p>
      <text:p text:style-name="P87"><text:span text:style-name="T390">3.1.</text:span><text:span text:style-name="T391">α<text:s/></text:span><text:span text:style-name="T392">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text:s text:c="2"/>με τις πληροφορίες, την τρέχουσα προσφορά και το ρολόι χωρίς όμως επιλογές πλειοδότη</text:span></text:p>
      <text:p text:style-name="P87"><text:span text:style-name="T393"><text:s/>3.1.</text:span><text:span text:style-name="T394">β<text:s/></text:span><text:span text:style-name="T395">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88"><text:span text:style-name="T396"/></text:p>
      <text:p text:style-name="P89"><text:span text:style-name="T397">Εναλλακτική ροή 2</text:span></text:p>
      <text:p text:style-name="P89"><text:span text:style-name="T397">Περιγραφή:</text:span><text:span text:style-name="T398">Η προσφορά αλλάζει και ο χρήστης δεν επιθυμεί να υποβάλει νέα προσφορά</text:span></text:p>
      <text:p text:style-name="P89"><text:span text:style-name="T399">8.2<text:s/></text:span><text:span text:style-name="T400">Το σύστημα εμφανίζει στην κορυφή της λίστας μια νέα προσφορά,το ρολόι μηδενίζει και μετρά ξανά αντίστροφα</text:span><text:span text:style-name="T401"><text:s/></text:span><text:span text:style-name="T402">για 5 λεπτά</text:span></text:p>
      <text:p text:style-name="P90"><text:span text:style-name="T403"/></text:p>
      <text:p text:style-name="P91"><text:span text:style-name="T404">Εναλλακτική ροή 3</text:span></text:p>
      <text:p text:style-name="P91"><text:span text:style-name="T404">Περιγραφή:</text:span><text:span text:style-name="T405">Ο χρήστης υποβάλει προσφορά ενάντια στις προϋποθέσεις του δημιουργού </text:span></text:p>
      <text:p text:style-name="P91"><text:span text:style-name="T406">5.3<text:s/></text:span><text:span text:style-name="T407">Το σύστημα απορρίπτει το ποσό και εμφανίζει μήνυμα λάθους στον χρήστη </text:span></text:p>
      <text:p text:style-name="P92"><text:span text:style-name="T408"/></text:p>
      <text:p text:style-name="P93"><text:span text:style-name="T409">Εναλλακτική ροή 4</text:span></text:p>
      <text:p text:style-name="P93"><text:span text:style-name="T409">Περιγραφή:</text:span><text:span text:style-name="T410">Ο χρήστης δεν είναι ο πιο γρήγορος στην σειρά προτεραιότητας υποβολής αίτησης προσφοράς</text:span></text:p>
      <text:p text:style-name="P93"><text:span text:style-name="T411">6.4<text:s/></text:span><text:span text:style-name="T412">Το σύστημα εμφανίζει αντίστοιχο μήνυμα αποτυχίας στο χρήστη </text:span></text:p>
      <text:p text:style-name="P94"><text:span text:style-name="T413"/></text:p>
      <text:p text:style-name="P95"><text:span text:style-name="T414">Εναλλακτική ροή 5</text:span></text:p>
      <text:p text:style-name="P95"><text:span text:style-name="T414">Περιγραφή:</text:span><text:span text:style-name="T415">Ο χρήστης δεν έβαλε τα στοιχεία πληρωμής του εγκαίρως</text:span></text:p>
      <text:p text:style-name="P95"><text:span text:style-name="T416">10.5.</text:span><text:span text:style-name="T417">α<text:s/></text:span><text:span text:style-name="T418">Το σύστημα εμφανίζει το αντίστοιχο μήνυμα αποτυχίας στο χρήστη, καθώς δεν εισχώρησε τα στοιχεία πληρωμής του εγκαίρως </text:span></text:p>
      <text:p text:style-name="P95"><text:span text:style-name="T419">10.5.</text:span><text:span text:style-name="T420">β<text:s/></text:span><text:span text:style-name="T421">Το σύστημα</text:span><text:span text:style-name="T422"><text:s/></text:span><text:span text:style-name="T423">μεταφέρει</text:span><text:span text:style-name="T424"><text:s/></text:span><text:span text:style-name="T425">στο περιβάλλον πληρωμής τον δεύτερο πλειοδότη για την ολοκλήρωση της αγοράς</text:span></text:p>
      <text:p text:style-name="P95"><text:span text:style-name="T426"/></text:p>
      <text:p text:style-name="P95"><text:span text:style-name="T426"/></text:p>
      <text:list text:style-name="L96">
        <text:list-item>
          <text:p text:style-name="P96"><text:span text:style-name="T427">Δημιουργία Εκδήλωσης για Live Δημοπρασία</text:span></text:p>
        </text:list-item>
      </text:list>
      <text:p text:style-name="P97"><text:span text:style-name="T428"/></text:p>
      <text:p text:style-name="P97"><text:span text:style-name="T429">Τίτλος:</text:span><text:span text:style-name="T430">Δημιουργία Εκδήλωσης</text:span></text:p>
      <text:p text:style-name="P97"><text:span text:style-name="T431">Σενάριο:<text:s/></text:span><text:span text:style-name="T432">Ένας χρήστης επιθυμεί να δημιουργήσει εκδήλωση για πραγματοποίηση Live δημοπρασίας</text:span></text:p>
      <text:p text:style-name="P97"><text:span text:style-name="T433">Ηθοποιός:</text:span><text:span text:style-name="T434">Χρήστης σε ρόλο πωλητή</text:span></text:p>
      <text:p text:style-name="P97"><text:span text:style-name="T435">Στόχος:<text:s/></text:span><text:span text:style-name="T436">Επιτυχής δημιουργία εκδήλωσης</text:span></text:p>
      <text:p text:style-name="P98"><text:span text:style-name="T437"/></text:p>
      <text:p text:style-name="P99"><text:span text:style-name="T438">Βασική Ροή:</text:span></text:p>
      <text:list text:style-name="L100">
        <text:list-item>
          <text:p text:style-name="P100"><text:span text:style-name="T439">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100"><text:span text:style-name="T439">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100"><text:span text:style-name="T439">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100"><text:span text:style-name="T439">Ο χρήστης συμπληρώνει τα πεδία και επιλέγει συνέχεια</text:span></text:p>
        </text:list-item>
        <text:list-item>
          <text:p text:style-name="P100"><text:span text:style-name="T439">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100"><text:span text:style-name="T439">Ο χρήστης συμπληρώνει τα πεδία για τα αντικείμενα και επιλέγει συνέχεια</text:span></text:p>
        </text:list-item>
        <text:list-item>
          <text:p text:style-name="P100"><text:span text:style-name="T439">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100"><text:span text:style-name="T439">Ο χρήστης διαλέγει την μορφή του εικονικού δωματίου και επιλέγει<text:s text:c="2"/>συνέχεια </text:span></text:p>
        </text:list-item>
        <text:list-item>
          <text:p text:style-name="P100"><text:span text:style-name="T439">Το<text:s text:c="2"/>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100"><text:span text:style-name="T439">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01"><text:span text:style-name="T440"/></text:p>
      <text:p text:style-name="P102"><text:span text:style-name="T441">Εναλλακτική ροή 1</text:span></text:p>
      <text:p text:style-name="P103"><text:span text:style-name="T441">Περιγραφή:</text:span><text:span text:style-name="T442">Ο χρήστης δεν συμπληρώνει κάποιο από τα υποχρεωτικά πεδία της δεύτερης σελίδας</text:span></text:p>
      <text:p text:style-name="P103"><text:span text:style-name="T443">5.1<text:s/></text:span><text:span text:style-name="T444">Το σύστημα ειδοποιεί τον χρήστη με μήνυμα παράλειψης του πεδίου </text:span></text:p>
      <text:p text:style-name="P103"><text:span text:style-name="T445"/></text:p>
      <text:p text:style-name="P103"><text:span text:style-name="T446">Εναλλακτική ροή 2</text:span></text:p>
      <text:p text:style-name="P103"><text:span text:style-name="T446">Περιγραφή:</text:span><text:span text:style-name="T447">Ο χρήστης συμπληρώνει λάθος κάποιο από τα υποχρεωτικά πεδία της δεύτερης καρτέλας</text:span></text:p>
      <text:p text:style-name="P103"><text:span text:style-name="T448">5.2<text:s/></text:span><text:span text:style-name="T449">Το σύστημα ειδοποιεί τον χρήστη με μήνυμα σφάλματος του πεδίου</text:span><text:span text:style-name="T450"><text:s/></text:span></text:p>
      <text:p text:style-name="P103"><text:span text:style-name="T451"/></text:p>
      <text:p text:style-name="P103"><text:span text:style-name="T452">Εναλλακτική ροή 3</text:span></text:p>
      <text:p text:style-name="P103"><text:span text:style-name="T452">Περιγραφή:</text:span><text:span text:style-name="T453">Ο χρήστης ανεβάζει περισσότερες φωτογραφίες από τις επιτρεπόμενες </text:span></text:p>
      <text:p text:style-name="P103"><text:span text:style-name="T454">7.3<text:s/></text:span><text:span text:style-name="T455">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56"/></text:p>
      <text:p text:style-name="P104"><text:span text:style-name="T456"/></text:p>
      <text:p text:style-name="P104"><text:span text:style-name="T457">Εναλλακτική ροή 4</text:span></text:p>
      <text:p text:style-name="P104"><text:span text:style-name="T458">Περιγραφή:<text:s/></text:span><text:span text:style-name="T459">Ο χρήστης ανεβάζει φωτογραφίες μεγαλύτερες από το επιτρεπόμενο μέγεθος </text:span></text:p>
      <text:p text:style-name="P104"><text:span text:style-name="T460">7.4<text:s/></text:span><text:span text:style-name="T46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62"/></text:p>
      <text:p text:style-name="P104"><text:span text:style-name="T463">Εναλλακτική ροή 5</text:span></text:p>
      <text:p text:style-name="P104"><text:span text:style-name="T464">Περιγραφή:<text:s/></text:span><text:span text:style-name="T465">Ο χρήστης ανεβάζει αρχεία στο πεδίο των φωτογραφιών που δεν είναι σύμφωνα με τις προδιαγραφές του συστήματος<text:s text:c="2"/></text:span></text:p>
      <text:p text:style-name="P104"><text:span text:style-name="T466">7.5<text:s/></text:span><text:span text:style-name="T467">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68"/></text:p>
      <text:p text:style-name="P104"><text:span text:style-name="T469">Εναλλακτική ροή 6</text:span></text:p>
      <text:p text:style-name="P104"><text:span text:style-name="T470">Περιγραφή:<text:s/></text:span><text:span text:style-name="T471">Ο χρήστης δεν επιλέγει μορφή εικονικού δωματίου</text:span></text:p>
      <text:p text:style-name="P104"><text:span text:style-name="T472">9.6<text:s/></text:span><text:span text:style-name="T473">Το σύστημα ειδοποιεί τον χρήστη με μήνυμα σφάλματος</text:span></text:p>
      <text:p text:style-name="P104"><text:span text:style-name="T474"/></text:p>
      <text:p text:style-name="P104"><text:span text:style-name="T475">Εναλλακτική ροή 7</text:span></text:p>
      <text:p text:style-name="P104"><text:span text:style-name="T475">Π</text:span><text:span text:style-name="T476">εριγραφή:<text:s/></text:span><text:span text:style-name="T477">Ο χρήστης επιλέγει επεξεργασία πληροφοριών στην καρτέλα προεπισκόπησης </text:span></text:p>
      <text:p text:style-name="P104"><text:span text:style-name="T478">10.7<text:s/></text:span><text:span text:style-name="T479">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104"><text:span text:style-name="T480"/></text:p>
      <text:p text:style-name="P104"><text:span text:style-name="T481">Εναλλακτική ροή 8</text:span></text:p>
      <text:p text:style-name="P104"><text:span text:style-name="T481">Π</text:span><text:span text:style-name="T482">εριγραφή:<text:s/></text:span><text:span text:style-name="T483">Ο χρήστης επιλέγει απόρριψη στην καρτέλα προεπισκόπησης </text:span></text:p>
      <text:p text:style-name="P104"><text:span text:style-name="T484">10.8</text:span><text:span text:style-name="T485"><text:s/></text:span><text:span text:style-name="T486">To<text:s/></text:span><text:span text:style-name="T487">σύστημα ακυρώνει την διαδικασία και επιστρέφει τον χρήστη στην καρτέλα “My Auctions”</text:span></text:p>
      <text:p text:style-name="P104"><text:span text:style-name="T488"/></text:p>
      <text:p text:style-name="P104"><text:span text:style-name="T488"/></text:p>
      <text:p text:style-name="P104"><text:span text:style-name="T488"/></text:p>
      <text:list text:style-name="L105">
        <text:list-item>
          <text:p text:style-name="P105"><text:span text:style-name="T489">Πληρωμή εμπειρογνώμονα</text:span><text:span text:style-name="T490"/></text:p>
        </text:list-item>
      </text:list>
      <text:p text:style-name="P106"><text:span text:style-name="T491">Βασική Ροή:</text:span></text:p>
      <text:list text:style-name="L107">
        <text:list-item>
          <text:p text:style-name="P107"><text:span text:style-name="T492">O εμπειρογνώμονας επιλέγει ολοκλήρωση στο direct chat και το σύστημα εμφανίζει μια αίτηση προς συμπλήρωση ενώ στέλνεται ειδοποίηση στον χρήστη με σύνδεσμο για την ίδια αίτηση εντός χρονικού ορίου </text:span></text:p>
        </text:list-item>
        <text:list-item>
          <text:p text:style-name="P107"><text:span text:style-name="T492">Ο χρήστης και ο εμπειρογνώμονας ξεκινούν την αίτηση και το σύστημα εμφανίζει την πρώτη σελίδα με τα στοιχεία του χρήστη που πραγματοποιεί την αίτηση και τα στοιχεία του εμπειρογνώμονα<text:s text:c="2"/>που προσέλαβε(αντίστοιχα τα στοιχεία για την αίτηση του εμπειρογνώμονα) και τον κωδικό της δημοπρασίας</text:span></text:p>
        </text:list-item>
        <text:list-item>
          <text:p text:style-name="P107"><text:span text:style-name="T492">Ο χρήστης και ο εμπειρογνώμονας επιλέγουν συνέχεια και το σύστημα εμφανίζει την δεύτερη σελίδα με τα υποχρεωτικά πεδία για τις υπηρεσίες του εμπειρογνώμονα(αν έγινε αξιολόγηση του αντικειμένου ,αν έγινε δια ζώσης αξιολόγηση) και επιλέγουν ολοκλήρωση</text:span></text:p>
        </text:list-item>
        <text:list-item>
          <text:p text:style-name="P107"><text:span text:style-name="T492">Το σύστημα επιβεβαιώνει τόσο ότι η αίτηση έχει συμπληρωθεί σωστά και απο τους δύο όσο και ότι οι υπηρεσίες ταυτίζονται και στις δύο αιτήσεις και εμφανίζει την επόμενη σελίδα με την αμοιβή του εμπειρογνώμονα </text:span></text:p>
        </text:list-item>
        <text:list-item>
          <text:p text:style-name="P107"><text:span text:style-name="T492">Ο εμπειρογνώμονας επιλέγει ολοκλήρωση και η αίτηση για αυτόν ολοκληρώνεται.Ο χρήστης επιλέγει πληρωμή και το σύστημα του εμφανίζει την επόμενη σελίδα με τους διαθέσιμους τρόπους πληρωμής</text:span></text:p>
        </text:list-item>
        <text:list-item>
          <text:p text:style-name="P107"><text:span text:style-name="T492">Ο χρήστης επιλέγει την πληρωμή με κάρτα και το σύσ</text:span></text:p>
        </text:list-item>
        <text:list-item>
          <text:p text:style-name="P107"><text:span text:style-name="T493"/></text:p>
        </text:list-item>
        <text:list-item>
          <text:p text:style-name="P107"><text:span text:style-name="T494"/></text:p>
        </text:list-item>
        <text:list-item>
          <text:p text:style-name="P107"><text:span text:style-name="T494"/></text:p>
        </text:list-item>
        <text:list-item>
          <text:p text:style-name="P107"><text:span text:style-name="T494"/></text:p>
        </text:list-item>
      </text:list>
      <text:p text:style-name="P108"><text:span text:style-name="T494"/></text:p>
      <text:p text:style-name="P109"><text:span text:style-name="T494"/></text:p>
      <text:p text:style-name="P109"><text:span text:style-name="T494"/></text:p>
      <text:p text:style-name="P109"><text:span text:style-name="T494"/></text:p>
      <text:p text:style-name="P109"><text:span text:style-name="T49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